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3900001281D9446796.svm"/>
  <manifest:file-entry manifest:media-type="" manifest:full-path="Pictures/2000000700005FD0000045AAE4263251.svm"/>
  <manifest:file-entry manifest:media-type="" manifest:full-path="Pictures/2000000700002DCA00001E7E0B270D79.svm"/>
  <manifest:file-entry manifest:media-type="" manifest:full-path="Pictures/2000000700003C0D0000094E928395A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Trebuchet MS', Verdana, Helvetica, Arial, sans-serif"/>
    <style:font-face style:name="Mangal2" svg:font-family="Mangal"/>
    <style:font-face style:name="arial" svg:font-family="arial, sans-serif"/>
    <style:font-face style:name="sans-serif" svg:font-family="sans-serif"/>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981cm" style:rel-column-width="16384*"/>
    </style:style>
    <style:style style:name="Table1.B" style:family="table-column">
      <style:table-column-properties style:column-width="3.97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5" style:family="table-row">
      <style:table-row-properties style:min-row-height="0.811cm"/>
    </style:style>
    <style:style style:name="Table1.D5"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list-style-name="L3">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222222" style:font-name="Times New Roman" fo:font-size="15pt" fo:letter-spacing="normal" fo:font-style="normal" fo:font-weight="bold" style:font-size-asian="15pt" style:font-style-asian="normal" style:font-weight-asian="bold" style:font-name-complex="Times New Roman" style:font-size-complex="15pt" style:font-style-complex="normal" style:font-weight-complex="bold"/>
    </style:style>
    <style:style style:name="P2"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3pt" fo:letter-spacing="normal" fo:font-style="normal" fo:font-weight="bold" style:font-size-asian="13pt" style:font-style-asian="normal" style:font-weight-asian="bold" style:font-name-complex="Times New Roman" style:font-size-complex="13pt" style:font-style-complex="normal" style:font-weight-complex="bold"/>
    </style:style>
    <style:style style:name="P3" style:family="paragraph" style:parent-style-name="Text_20_body">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P4" style:family="paragraph" style:parent-style-name="Text_20_body" style:list-style-name="L3">
      <style:paragraph-properties fo:margin-left="0.199cm" fo:margin-right="0.101cm" fo:margin-top="0cm" fo:margin-bottom="0.049cm" fo:line-height="150%" fo:text-align="start" style:justify-single-word="false" fo:orphans="2" fo:widows="2" fo:text-indent="0cm" style:auto-text-indent="false"/>
      <style:text-properties fo:font-variant="normal" fo:text-transform="none" fo:color="#000000" style:font-name="Times New Roman" fo:font-size="15pt" fo:letter-spacing="normal" fo:font-style="normal" fo:font-weight="bold" style:font-size-asian="15pt" style:font-style-asian="normal" style:font-weight-asian="bold" style:font-name-complex="Times New Roman" style:font-size-complex="15pt" style:font-style-complex="normal" style:font-weight-complex="bold"/>
    </style:style>
    <style:style style:name="P5" style:family="paragraph" style:parent-style-name="Text_20_body">
      <style:paragraph-properties fo:margin-left="0.199cm" fo:margin-right="0.199cm" fo:margin-top="0cm" fo:margin-bottom="0.049cm" fo:orphans="2" fo:widows="2" fo:text-indent="0cm" style:auto-text-indent="false"/>
      <style:text-properties fo:font-variant="normal" fo:text-transform="none" fo:color="#222222"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P6" style:family="paragraph" style:parent-style-name="Text_20_body">
      <style:paragraph-properties fo:margin-left="0.199cm" fo:margin-right="0.199cm" fo:margin-top="0cm" fo:margin-bottom="0.049cm" fo:orphans="2" fo:widows="2" fo:text-indent="0cm" style:auto-text-indent="false"/>
      <style:text-properties fo:font-variant="normal" fo:text-transform="none" fo:color="#222222"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P7" style:family="paragraph" style:parent-style-name="Text_20_body">
      <style:paragraph-properties fo:margin-left="0.199cm" fo:margin-right="0.199cm" fo:margin-top="0cm" fo:margin-bottom="0.049cm" fo:text-align="center" style:justify-single-word="false" fo:orphans="2" fo:widows="2" fo:text-indent="0cm" style:auto-text-indent="false"/>
      <style:text-properties fo:font-variant="normal" fo:text-transform="none" fo:color="#222222" style:font-name="Times New Roman" fo:font-size="15pt" fo:letter-spacing="normal" fo:font-style="normal" fo:font-weight="bold" style:font-size-asian="15pt" style:font-style-asian="normal" style:font-weight-asian="bold" style:font-name-complex="Times New Roman" style:font-size-complex="15pt" style:font-style-complex="normal" style:font-weight-complex="bold"/>
    </style:style>
    <style:style style:name="P8" style:family="paragraph" style:parent-style-name="Text_20_body">
      <style:paragraph-properties fo:margin-left="0.199cm" fo:margin-right="0.199cm" fo:margin-top="0cm" fo:margin-bottom="0.049cm" fo:text-align="start" style:justify-single-word="false" fo:orphans="2" fo:widows="2" fo:text-indent="0cm" style:auto-text-indent="false"/>
      <style:text-properties fo:font-variant="normal" fo:text-transform="none" fo:color="#000000" style:font-name="Times New Roman" fo:font-size="13pt" fo:letter-spacing="normal" fo:font-style="normal" fo:font-weight="bold" style:font-size-asian="13pt" style:font-style-asian="normal" style:font-weight-asian="bold" style:font-name-complex="Times New Roman" style:font-size-complex="13pt" style:font-style-complex="normal" style:font-weight-complex="bold"/>
    </style:style>
    <style:style style:name="P9" style:family="paragraph" style:parent-style-name="Text_20_body">
      <style:paragraph-properties fo:margin-left="0.199cm" fo:margin-right="0.199cm" fo:margin-top="0cm" fo:margin-bottom="0.049cm" fo:orphans="2" fo:widows="2" fo:text-indent="0cm" style:auto-text-indent="false"/>
    </style:style>
    <style:style style:name="P10" style:family="paragraph" style:parent-style-name="Text_20_body">
      <style:paragraph-properties fo:margin-left="0.199cm" fo:margin-right="0.199cm" fo:margin-top="0cm" fo:margin-bottom="0.049cm" fo:orphans="2" fo:widows="2" fo:text-indent="0cm" style:auto-text-indent="false"/>
      <style:text-properties fo:font-size="13pt" style:font-size-asian="13pt" style:font-size-complex="13pt"/>
    </style:style>
    <style:style style:name="P11" style:family="paragraph" style:parent-style-name="Standard">
      <style:paragraph-properties fo:line-height="115%"/>
    </style:style>
    <style:style style:name="P12" style:family="paragraph" style:parent-style-name="Standard">
      <style:paragraph-properties fo:margin-left="3.201cm" fo:margin-right="3.493cm" fo:line-height="115%" fo:text-align="center" style:justify-single-word="false" fo:text-indent="0cm" style:auto-text-indent="false"/>
    </style:style>
    <style:style style:name="P13" style:family="paragraph" style:parent-style-name="Standard">
      <style:paragraph-properties fo:margin-left="3.201cm" fo:margin-right="3.493cm" fo:line-height="115%" fo:text-align="center" style:justify-single-word="false" fo:text-indent="0cm" style:auto-text-indent="false"/>
      <style:text-properties fo:font-size="18pt" fo:font-weight="bold" style:font-size-asian="18pt" style:font-weight-asian="bold" style:font-size-complex="18pt" style:font-weight-complex="bold"/>
    </style:style>
    <style:style style:name="P14" style:family="paragraph" style:parent-style-name="Standard">
      <style:paragraph-properties fo:margin-left="3.201cm" fo:margin-right="3.493cm" fo:line-height="115%" fo:text-align="center" style:justify-single-word="false" fo:text-indent="0cm" style:auto-text-indent="false"/>
      <style:text-properties fo:font-size="13pt" style:font-size-asian="13pt" style:font-size-complex="13pt"/>
    </style:style>
    <style:style style:name="P15" style:family="paragraph" style:parent-style-name="Standard">
      <style:paragraph-properties fo:margin-left="0cm" fo:margin-right="3.49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16" style:family="paragraph" style:parent-style-name="Standard">
      <style:paragraph-properties fo:margin-left="0.199cm" fo:margin-right="0.101cm" fo:margin-top="0cm" fo:margin-bottom="0.049cm" fo:line-height="150%" fo:text-align="start"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17" style:family="paragraph" style:parent-style-name="Standard">
      <style:paragraph-properties fo:margin-left="0.199cm" fo:margin-right="0.101cm" fo:margin-top="0cm" fo:margin-bottom="0.049cm" fo:line-height="150%" fo:text-align="start" style:justify-single-word="false" fo:text-indent="0cm" style:auto-text-indent="false"/>
      <style:text-properties fo:color="#000000" style:font-name="Times New Roman" fo:font-size="13pt" fo:font-weight="bold" style:font-size-asian="13pt" style:font-weight-asian="bold" style:font-name-complex="Times New Roman" style:font-size-complex="13pt" style:font-weight-complex="bold"/>
    </style:style>
    <style:style style:name="P18" style:family="paragraph" style:parent-style-name="Standard">
      <style:paragraph-properties fo:margin-left="0.199cm" fo:margin-right="0.199cm" fo:margin-top="0cm" fo:margin-bottom="0.049cm" fo:line-height="0.57cm" fo:text-indent="0cm" style:auto-text-indent="false"/>
    </style:style>
    <style:style style:name="P19" style:family="paragraph" style:parent-style-name="Standard">
      <style:paragraph-properties fo:margin-left="0.199cm" fo:margin-right="0.199cm" fo:line-height="115%" fo:text-align="start" style:justify-single-word="false" fo:text-indent="0cm" style:auto-text-indent="false"/>
      <style:text-properties fo:font-size="13pt" style:font-size-asian="13pt" style:font-size-complex="13pt"/>
    </style:style>
    <style:style style:name="P20" style:family="paragraph" style:parent-style-name="Standard" style:list-style-name="L1">
      <style:paragraph-properties fo:margin-left="0.199cm" fo:margin-right="0.199cm" fo:line-height="115%" fo:text-align="start" style:justify-single-word="false" fo:text-indent="0cm" style:auto-text-indent="false"/>
      <style:text-properties fo:font-size="13pt" style:font-size-asian="13pt" style:font-size-complex="13pt"/>
    </style:style>
    <style:style style:name="P21" style:family="paragraph" style:parent-style-name="Standard">
      <style:paragraph-properties fo:margin-left="0.199cm" fo:margin-right="0.199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22" style:family="paragraph" style:parent-style-name="Standard">
      <style:paragraph-properties fo:margin-left="0.199cm" fo:margin-right="0.199cm" fo:line-height="0.57cm" fo:text-indent="0cm" style:auto-text-indent="false"/>
      <style:text-properties fo:font-size="18pt" fo:font-weight="bold" style:font-size-asian="18pt" style:font-weight-asian="bold" style:font-size-complex="18pt" style:font-weight-complex="bold"/>
    </style:style>
    <style:style style:name="P23" style:family="paragraph" style:parent-style-name="Standard">
      <style:paragraph-properties fo:margin-left="0.199cm" fo:margin-right="0.199cm" fo:line-height="115%" fo:text-align="start" style:justify-single-word="false" fo:text-indent="0cm" style:auto-text-indent="false"/>
      <style:text-properties fo:font-size="18pt" style:font-size-asian="18pt" style:font-size-complex="18pt"/>
    </style:style>
    <style:style style:name="P24" style:family="paragraph" style:parent-style-name="Standard">
      <style:paragraph-properties fo:margin-left="0.199cm" fo:margin-right="0.199cm" fo:line-height="115%" fo:text-align="start" style:justify-single-word="false" fo:text-indent="0cm" style:auto-text-indent="false"/>
      <style:text-properties style:use-window-font-color="true" style:text-outline="false" style:text-line-through-style="none" style:font-name="Times New Roman" fo:font-size="13pt" fo:font-style="normal" fo:text-shadow="none" style:text-underline-style="none" fo:font-weight="normal" style:letter-kerning="true" style:font-name-asian="Mangal" style:font-size-asian="13pt" style:font-style-asian="normal" style:font-weight-asian="normal" style:font-name-complex="Mangal" style:font-size-complex="13pt" style:font-style-complex="normal" style:font-weight-complex="normal" style:text-emphasize="none" style:text-overline-style="none" style:text-overline-color="font-color"/>
    </style:style>
    <style:style style:name="P25" style:family="paragraph" style:parent-style-name="Standard">
      <style:paragraph-properties fo:margin-left="0.199cm" fo:margin-right="0.199cm" fo:line-height="115%" fo:text-align="start" style:justify-single-word="false" fo:text-indent="0cm" style:auto-text-indent="false"/>
      <style:text-properties style:font-name="Times New Roman" fo:font-size="13pt" style:font-size-asian="13pt" style:font-size-complex="13pt"/>
    </style:style>
    <style:style style:name="P26" style:family="paragraph" style:parent-style-name="Standard">
      <style:paragraph-properties fo:margin-left="0.199cm" fo:margin-right="0.199cm" fo:line-height="115%" fo:text-align="start" style:justify-single-word="false" fo:text-indent="0cm" style:auto-text-indent="false" style:text-autospace="none"/>
      <style:text-properties style:font-name="Times New Roman" fo:font-size="13pt" style:font-size-asian="13pt" style:font-size-complex="13pt"/>
    </style:style>
    <style:style style:name="P27" style:family="paragraph" style:parent-style-name="Standard">
      <style:paragraph-properties fo:margin-left="0.199cm" fo:margin-right="0.199cm" fo:line-height="115%" fo:text-align="start" style:justify-single-word="false" fo:text-indent="0cm" style:auto-text-indent="false"/>
      <style:text-properties style:font-name="Times New Roman"/>
    </style:style>
    <style:style style:name="P28" style:family="paragraph" style:parent-style-name="Standard">
      <style:paragraph-properties fo:margin-left="0.199cm" fo:margin-right="0.199cm" fo:line-height="115%" fo:text-align="start" style:justify-single-word="false" fo:text-indent="0cm" style:auto-text-indent="false"/>
      <style:text-properties style:font-name="Consolas" fo:font-size="10pt" style:font-name-asian="Consolas" style:font-size-asian="10pt" style:font-name-complex="Consolas" style:font-size-complex="10pt"/>
    </style:style>
    <style:style style:name="P29" style:family="paragraph" style:parent-style-name="Standard">
      <style:paragraph-properties fo:margin-left="0.199cm" fo:margin-right="0.199cm" fo:line-height="115%"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0" style:family="paragraph" style:parent-style-name="Standard">
      <style:paragraph-properties fo:margin-left="0.199cm" fo:margin-right="0.199cm" fo:line-height="115%" fo:text-align="start" style:justify-single-word="false" fo:text-indent="0cm" style:auto-text-indent="false" style:text-autospace="none"/>
      <style:text-properties style:font-name="Consolas" fo:font-size="10pt" style:font-size-asian="10pt" style:font-size-complex="10pt"/>
    </style:style>
    <style:style style:name="P31" style:family="paragraph" style:parent-style-name="Standard">
      <style:paragraph-properties fo:margin-left="0.199cm" fo:margin-right="0.199cm" fo:line-height="115%" fo:text-align="start" style:justify-single-word="false" fo:text-indent="0cm" style:auto-text-indent="false" style:text-autospace="none"/>
      <style:text-properties fo:font-size="10pt" style:font-size-asian="10pt" style:font-size-complex="10pt"/>
    </style:style>
    <style:style style:name="P32"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fo:font-size="13pt" style:font-name-asian="Consolas" style:font-size-asian="13pt" style:font-name-complex="Consolas" style:font-size-complex="13pt"/>
    </style:style>
    <style:style style:name="P33"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3pt" style:font-name-asian="Consolas" style:font-size-asian="13pt" style:font-name-complex="Consolas" style:font-size-complex="13pt"/>
    </style:style>
    <style:style style:name="P34"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Times New Roman" fo:font-size="18pt" fo:font-weight="bold" style:font-name-asian="Consolas" style:font-size-asian="18pt" style:font-weight-asian="bold" style:font-name-complex="Consolas" style:font-size-complex="18pt" style:font-weight-complex="bold"/>
    </style:style>
    <style:style style:name="P35" style:family="paragraph" style:parent-style-name="Standard">
      <style:paragraph-properties fo:margin-left="0.199cm" fo:margin-right="0.199cm" fo:line-height="115%" fo:text-align="start" style:justify-single-word="false" fo:text-indent="0cm" style:auto-text-indent="false"/>
      <style:text-properties fo:color="#000000" style:font-name="Times New Roman"/>
    </style:style>
    <style:style style:name="P36"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7" style:family="paragraph" style:parent-style-name="Standard">
      <style:paragraph-properties fo:margin-left="0.199cm" fo:margin-right="0.199cm" fo:line-height="115%" fo:text-align="start" style:justify-single-word="false" fo:text-indent="0cm" style:auto-text-indent="false"/>
      <style:text-properties fo:color="#000000" style:font-name="Consolas" fo:font-size="13pt" style:font-name-asian="Consolas" style:font-size-asian="13pt" style:font-name-complex="Consolas" style:font-size-complex="13pt"/>
    </style:style>
    <style:style style:name="P38" style:family="paragraph" style:parent-style-name="Standard">
      <style:paragraph-properties fo:margin-left="0.199cm" fo:margin-right="0.199cm" fo:line-height="115%" fo:text-align="start" style:justify-single-word="false" fo:text-indent="0cm" style:auto-text-indent="false" style:text-autospace="none"/>
      <style:text-properties fo:color="#000000" style:font-name="Consolas" fo:font-size="13pt" style:font-name-asian="Consolas" style:font-size-asian="13pt" style:font-name-complex="Consolas" style:font-size-complex="13pt"/>
    </style:style>
    <style:style style:name="P39" style:family="paragraph" style:parent-style-name="Standard">
      <style:paragraph-properties fo:margin-left="0.199cm" fo:margin-right="0.199cm" style:line-height-at-least="0cm" fo:text-indent="0cm" style:auto-text-indent="false"/>
      <style:text-properties fo:color="#000000" style:font-name="Arial" fo:font-size="23pt" style:font-name-asian="Arial" style:font-size-asian="23pt" style:font-name-complex="Arial"/>
    </style:style>
    <style:style style:name="P40" style:family="paragraph" style:parent-style-name="Standard">
      <style:paragraph-properties fo:margin-left="0.199cm" fo:margin-right="0.199cm" fo:line-height="115%" fo:text-align="start" style:justify-single-word="false" fo:text-indent="0cm" style:auto-text-indent="false"/>
      <style:text-properties fo:color="#000000" style:font-name="Arial" fo:font-size="23pt" style:font-name-asian="Arial" style:font-size-asian="23pt" style:font-name-complex="Arial"/>
    </style:style>
    <style:style style:name="P41" style:family="paragraph" style:parent-style-name="Standard">
      <style:paragraph-properties fo:margin-left="0.199cm" fo:margin-right="0.199cm" fo:line-height="115%" fo:text-align="start" style:justify-single-word="false" fo:text-indent="0cm" style:auto-text-indent="false" style:text-autospace="none"/>
      <style:text-properties fo:color="#7f0055" style:font-name="Consolas" fo:font-size="10pt" fo:font-weight="bold" style:font-name-asian="Consolas" style:font-size-asian="10pt" style:font-weight-asian="bold" style:font-name-complex="Consolas" style:font-size-complex="10pt" style:font-weight-complex="bold"/>
    </style:style>
    <style:style style:name="P42" style:family="paragraph" style:parent-style-name="Standard">
      <style:paragraph-properties fo:margin-left="0.199cm" fo:margin-right="0.199cm" fo:line-height="115%" fo:text-align="start" style:justify-single-word="false" fo:text-indent="0cm" style:auto-text-indent="false"/>
    </style:style>
    <style:style style:name="P43" style:family="paragraph" style:parent-style-name="Standard">
      <style:paragraph-properties fo:margin-left="0.199cm" fo:margin-right="0.199cm" fo:line-height="115%" fo:text-align="start" style:justify-single-word="false" fo:text-indent="0cm" style:auto-text-indent="false" style:text-autospace="none"/>
    </style:style>
    <style:style style:name="P44" style:family="paragraph" style:parent-style-name="Standard">
      <style:paragraph-properties fo:margin-left="0.199cm" fo:margin-right="0.199cm" style:line-height-at-least="0cm" fo:text-indent="0cm" style:auto-text-indent="false"/>
      <style:text-properties fo:color="#2c3f51" style:font-name="Arial" fo:font-size="23pt" style:font-name-asian="Arial" style:font-size-asian="23pt" style:font-name-complex="Arial"/>
    </style:style>
    <style:style style:name="P45" style:family="paragraph" style:parent-style-name="Standard">
      <style:paragraph-properties fo:margin-left="0.199cm" fo:margin-right="0.199cm" style:line-height-at-least="0cm" fo:text-indent="0cm" style:auto-text-indent="false"/>
      <style:text-properties fo:color="#2c3f51" style:font-name="Arial" fo:font-size="12pt" style:font-name-asian="Arial" style:font-size-asian="12pt" style:font-name-complex="Arial" style:font-size-complex="12pt"/>
    </style:style>
    <style:style style:name="P46" style:family="paragraph" style:parent-style-name="Standard">
      <style:paragraph-properties fo:margin-left="0.199cm" fo:margin-right="0.199cm" fo:line-height="0.57cm" fo:text-indent="0cm" style:auto-text-indent="false"/>
      <style:text-properties fo:color="#2c3f51" style:font-name="Arial" fo:font-size="12pt" style:font-name-asian="Arial" style:font-size-asian="12pt" style:font-name-complex="Arial" style:font-size-complex="12pt"/>
    </style:style>
    <style:style style:name="P47" style:family="paragraph" style:parent-style-name="Standard">
      <style:paragraph-properties fo:margin-left="0.199cm" fo:margin-right="0.199cm" style:line-height-at-least="0cm" fo:text-indent="0cm" style:auto-text-indent="false"/>
      <style:text-properties fo:color="#2c3f51" style:font-name="Times New Roman" fo:font-size="15pt" style:font-name-asian="Arial" style:font-size-asian="15pt" style:font-name-complex="Arial" style:font-size-complex="15pt"/>
    </style:style>
    <style:style style:name="P48" style:family="paragraph" style:parent-style-name="Standard">
      <style:paragraph-properties fo:margin-left="0.199cm" fo:margin-right="0.199cm" style:line-height-at-least="0cm" fo:text-indent="0cm" style:auto-text-indent="false"/>
      <style:text-properties fo:color="#2c3f51" style:font-name="Times New Roman" fo:font-size="12pt" style:font-name-asian="Arial" style:font-size-asian="12pt" style:font-name-complex="Arial" style:font-size-complex="12pt"/>
    </style:style>
    <style:style style:name="P49" style:family="paragraph" style:parent-style-name="Standard">
      <style:paragraph-properties fo:margin-left="0.199cm" fo:margin-right="0.199cm" fo:line-height="0.57cm" fo:text-indent="0cm" style:auto-text-indent="false"/>
    </style:style>
    <style:style style:name="P50" style:family="paragraph" style:parent-style-name="Standard">
      <style:paragraph-properties fo:margin-left="0.199cm" fo:margin-right="0.199cm" fo:line-height="0.57cm" fo:text-indent="0cm" style:auto-text-indent="false"/>
      <style:text-properties fo:font-size="12pt" style:font-size-asian="12pt" style:font-size-complex="12pt"/>
    </style:style>
    <style:style style:name="P51" style:family="paragraph" style:parent-style-name="Standard">
      <style:paragraph-properties fo:margin-left="0.199cm" fo:margin-right="0.199cm" fo:line-height="0.57cm" fo:text-indent="0cm" style:auto-text-indent="false"/>
      <style:text-properties fo:font-size="12pt" style:text-underline-style="solid" style:text-underline-width="auto" style:text-underline-color="font-color" style:font-size-asian="12pt" style:font-size-complex="12pt"/>
    </style:style>
    <style:style style:name="P52"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3pt" fo:font-weight="normal" style:font-size-asian="13pt" style:font-weight-asian="normal" style:font-size-complex="13pt" style:font-weight-complex="normal"/>
    </style:style>
    <style:style style:name="P53" style:family="paragraph" style:parent-style-name="Standard">
      <style:paragraph-properties fo:margin-left="0.199cm" fo:margin-right="0.199cm" fo:margin-top="0cm" fo:margin-bottom="0.101cm" fo:line-height="115%" fo:text-align="center" style:justify-single-word="false" fo:text-indent="0cm" style:auto-text-indent="false"/>
      <style:text-properties fo:font-size="13pt" fo:font-weight="normal" style:font-size-asian="13pt" style:font-weight-asian="normal" style:font-size-complex="13pt" style:font-weight-complex="normal"/>
    </style:style>
    <style:style style:name="P54"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3pt" fo:font-weight="bold" style:font-size-asian="13pt" style:font-weight-asian="bold" style:font-size-complex="13pt" style:font-weight-complex="bold"/>
    </style:style>
    <style:style style:name="P55" style:family="paragraph" style:parent-style-name="Standard">
      <style:paragraph-properties fo:margin-left="0.199cm" fo:margin-right="0.199cm" fo:margin-top="0cm" fo:margin-bottom="0.101cm" fo:line-height="115%" fo:text-align="start" style:justify-single-word="false" fo:text-indent="0cm" style:auto-text-indent="false"/>
      <style:text-properties style:font-name="Times New Roman" fo:font-size="13pt" fo:font-weight="normal" style:font-size-asian="13pt" style:font-weight-asian="normal" style:font-name-complex="Times New Roman" style:font-size-complex="13pt" style:font-weight-complex="normal"/>
    </style:style>
    <style:style style:name="P56" style:family="paragraph" style:parent-style-name="Standard">
      <style:paragraph-properties fo:margin-left="0.199cm" fo:margin-right="0.199cm" fo:margin-top="0cm" fo:margin-bottom="0.101cm" fo:line-height="115%" fo:text-align="start" style:justify-single-word="false" fo:text-indent="0cm" style:auto-text-indent="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57" style:family="paragraph" style:parent-style-name="Standard">
      <style:paragraph-properties fo:margin-left="0.199cm" fo:margin-right="0.199cm" fo:margin-top="0cm" fo:margin-bottom="0.101cm" fo:line-height="115%" fo:text-align="start" style:justify-single-word="false" fo:text-indent="0cm" style:auto-text-indent="false"/>
    </style:style>
    <style:style style:name="P58" style:family="paragraph" style:parent-style-name="Standard">
      <style:paragraph-properties fo:margin-left="0.199cm" fo:margin-right="0.199cm" fo:margin-top="0cm" fo:margin-bottom="0.101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59" style:family="paragraph" style:parent-style-name="Standard">
      <style:paragraph-properties fo:margin-left="0.199cm" fo:margin-right="0.199cm" fo:margin-top="0cm" fo:margin-bottom="0cm" fo:line-height="115%" fo:text-align="start" style:justify-single-word="false" fo:text-indent="0cm" style:auto-text-indent="false"/>
    </style:style>
    <style:style style:name="P60" style:family="paragraph" style:parent-style-name="Standard">
      <style:paragraph-properties fo:margin-left="0.199cm" fo:margin-right="0.199cm" fo:margin-top="0cm" fo:margin-bottom="0cm" fo:line-height="115%" fo:text-align="start" style:justify-single-word="false" fo:text-indent="0cm" style:auto-text-indent="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61" style:family="paragraph" style:parent-style-name="Standard">
      <style:paragraph-properties fo:margin-left="0.199cm" fo:margin-right="0.199cm" fo:margin-top="0cm" fo:margin-bottom="0cm" fo:line-height="0.57cm" fo:text-align="start" style:justify-single-word="false" fo:text-indent="0cm" style:auto-text-indent="false"/>
      <style:text-properties fo:color="#000000" style:font-name="Times New Roman" fo:font-size="13pt" fo:font-weight="normal" style:font-name-asian="Consolas" style:font-size-asian="13pt" style:font-weight-asian="normal" style:font-name-complex="Consolas" style:font-size-complex="13pt" style:font-weight-complex="normal"/>
    </style:style>
    <style:style style:name="P62" style:family="paragraph" style:parent-style-name="Standard" style:master-page-name="">
      <style:paragraph-properties fo:margin-left="0.199cm" fo:margin-right="0.199cm" fo:line-height="115%" fo:text-align="start" style:justify-single-word="false" fo:text-indent="0cm" style:auto-text-indent="false" style:page-number="auto"/>
      <style:text-properties fo:font-size="13pt" style:font-size-asian="13pt" style:font-size-complex="13pt"/>
    </style:style>
    <style:style style:name="P63" style:family="paragraph" style:parent-style-name="Standard" style:master-page-name="">
      <style:paragraph-properties fo:margin-left="0.106cm" fo:margin-right="3.493cm" fo:line-height="115%" fo:text-align="start" style:justify-single-word="false" fo:text-indent="0cm" style:auto-text-indent="false" style:page-number="auto"/>
      <style:text-properties fo:font-size="18pt" fo:font-weight="bold" style:font-size-asian="18pt" style:font-weight-asian="bold" style:font-size-complex="18pt" style:font-weight-complex="bold"/>
    </style:style>
    <style:style style:name="P64" style:family="paragraph" style:parent-style-name="Standard">
      <style:paragraph-properties fo:margin-left="0.106cm" fo:margin-right="3.493cm" fo:line-height="115%" fo:text-align="start" style:justify-single-word="false" fo:text-indent="0cm" style:auto-text-indent="false"/>
      <style:text-properties fo:font-size="18pt" fo:font-weight="bold" style:font-size-asian="18pt" style:font-weight-asian="bold" style:font-size-complex="18pt" style:font-weight-complex="bold"/>
    </style:style>
    <style:style style:name="P65"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66"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3pt" fo:font-weight="bold" style:font-size-asian="13pt" style:font-weight-asian="bold" style:font-name-complex="Times New Roman" style:font-size-complex="13pt" style:font-weight-complex="bold"/>
    </style:style>
    <style:style style:name="P67"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6pt" fo:font-weight="bold" style:font-size-asian="16pt" style:font-weight-asian="bold" style:font-name-complex="Times New Roman" style:font-size-complex="16pt" style:font-weight-complex="bold"/>
    </style:style>
    <style:style style:name="P68"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5pt" fo:font-weight="bold" style:font-size-asian="15pt" style:font-weight-asian="bold" style:font-name-complex="Times New Roman" style:font-size-complex="15pt" style:font-weight-complex="bold"/>
    </style:style>
    <style:style style:name="P69"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8pt" fo:font-weight="bold" style:font-size-asian="18pt" style:font-weight-asian="bold" style:font-name-complex="Times New Roman" style:font-size-complex="18pt" style:font-weight-complex="bold"/>
    </style:style>
    <style:style style:name="P70"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71"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72" style:family="paragraph" style:parent-style-name="Standard">
      <style:paragraph-properties fo:margin-left="0cm" fo:margin-right="0.101cm" fo:margin-top="0cm" fo:margin-bottom="0.049cm" fo:line-height="150%" fo:text-align="start"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73" style:family="paragraph" style:parent-style-name="Standard">
      <style:paragraph-properties fo:margin-left="0cm" fo:margin-right="0.101cm" fo:margin-top="0cm" fo:margin-bottom="0.049cm" fo:line-height="150%" fo:text-align="center" style:justify-single-word="false" fo:text-indent="0cm" style:auto-text-indent="false"/>
      <style:text-properties style:font-name="Times New Roman" fo:font-size="14pt" fo:font-weight="normal" style:font-size-asian="14pt" style:font-weight-asian="normal" style:font-name-complex="Times New Roman" style:font-size-complex="14pt" style:font-weight-complex="normal"/>
    </style:style>
    <style:style style:name="P74" style:family="paragraph" style:parent-style-name="Standard">
      <style:paragraph-properties fo:margin-left="0cm" fo:margin-right="0.101cm" fo:margin-top="0cm" fo:margin-bottom="0.049cm" fo:line-height="150%" fo:text-align="start" style:justify-single-word="false" fo:text-indent="0cm" style:auto-text-indent="false"/>
      <style:text-properties fo:font-size="14pt" fo:font-weight="normal" style:font-size-asian="14pt" style:font-weight-asian="normal" style:font-size-complex="14pt" style:font-weight-complex="normal"/>
    </style:style>
    <style:style style:name="P75" style:family="paragraph" style:parent-style-name="Standard">
      <style:paragraph-properties fo:margin-left="0cm" fo:margin-right="0.199cm" fo:margin-top="0cm" fo:margin-bottom="0cm" fo:line-height="115%" fo:text-align="start" style:justify-single-word="false" fo:text-indent="0cm" style:auto-text-indent="false"/>
    </style:style>
    <style:style style:name="P76" style:family="paragraph" style:parent-style-name="Heading_20_2">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77" style:family="paragraph" style:parent-style-name="Contents_20_1">
      <style:paragraph-properties>
        <style:tab-stops>
          <style:tab-stop style:position="15.921cm" style:type="right" style:leader-style="dotted" style:leader-text="."/>
        </style:tab-stops>
      </style:paragraph-properties>
    </style:style>
    <style:style style:name="P78" style:family="paragraph" style:parent-style-name="Contents_20_2">
      <style:paragraph-properties>
        <style:tab-stops>
          <style:tab-stop style:position="15.422cm" style:type="right" style:leader-style="dotted" style:leader-text="."/>
        </style:tab-stops>
      </style:paragraph-properties>
    </style:style>
    <style:style style:name="P79" style:family="paragraph" style:parent-style-name="Contents_20_3">
      <style:paragraph-properties>
        <style:tab-stops>
          <style:tab-stop style:position="14.923cm" style:type="right" style:leader-style="dotted" style:leader-text="."/>
        </style:tab-stops>
      </style:paragraph-properties>
    </style:style>
    <style:style style:name="P80" style:family="paragraph" style:parent-style-name="blue2">
      <style:paragraph-properties fo:margin-left="0.199cm" fo:margin-right="0.199cm" fo:line-height="115%" fo:text-align="center" style:justify-single-word="false" fo:text-indent="0cm" style:auto-text-indent="false"/>
      <style:text-properties style:use-window-font-color="true" style:font-name="Arial1" fo:font-size="13pt" fo:font-style="normal" fo:font-weight="normal" style:letter-kerning="true" style:font-name-asian="Arial1" style:font-size-asian="13pt" style:font-style-asian="normal" style:font-weight-asian="normal" style:font-name-complex="Arial1" style:font-size-complex="13pt" style:font-style-complex="normal" style:font-weight-complex="normal"/>
    </style:style>
    <style:style style:name="P81" style:family="paragraph" style:parent-style-name="Default_7e_LT_7e_Gliederung_20_1">
      <style:paragraph-properties fo:margin-left="0.199cm" fo:margin-right="0.199cm" fo:margin-top="0cm" fo:margin-bottom="0cm" fo:line-height="115%" fo:text-indent="0cm" style:auto-text-indent="false" style:text-autospace="none"/>
      <style:text-properties style:use-window-font-color="true" style:text-outline="false" style:text-line-through-style="none" style:font-name="Times New Roman" fo:font-size="13pt" fo:font-style="normal" fo:text-shadow="none" style:text-underline-style="none" fo:font-weight="normal" style:letter-kerning="true" style:font-name-asian="Arial1" style:font-size-asian="13pt" style:font-style-asian="normal" style:font-weight-asian="normal" style:font-name-complex="Arial1" style:font-size-complex="13pt" style:font-style-complex="normal" style:font-weight-complex="normal" style:text-emphasize="none" style:text-overline-style="none" style:text-overline-color="font-color"/>
    </style:style>
    <style:style style:name="P82" style:family="paragraph" style:parent-style-name="Table_20_Contents">
      <style:paragraph-properties fo:margin-left="0.199cm" fo:margin-right="0.199cm" fo:line-height="115%" fo:text-align="center" style:justify-single-word="false" fo:text-indent="0cm" style:auto-text-indent="false"/>
      <style:text-properties fo:font-size="13pt" style:font-size-asian="13pt" style:font-size-complex="13pt"/>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1155cc" style:font-name="arial" fo:font-size="12pt" fo:letter-spacing="normal" fo:font-style="normal" fo:font-weight="normal" style:font-size-asian="12pt" style:font-size-complex="12pt"/>
    </style:style>
    <style:style style:name="T2" style:family="text">
      <style:text-properties fo:font-variant="normal" fo:text-transform="none" fo:color="#1155cc" style:font-name="arial" fo:font-size="12pt" fo:letter-spacing="normal" fo:font-style="normal" fo:font-weight="normal" style:font-name-asian="Arial" style:font-size-asian="12pt" style:font-name-complex="Arial" style:font-size-complex="12pt"/>
    </style:style>
    <style:style style:name="T3" style:family="text">
      <style:text-properties fo:font-variant="normal" fo:text-transform="none" fo:color="#222222" style:font-name="Times New Roman" fo:font-size="13pt" fo:letter-spacing="normal" fo:font-style="normal" fo:font-weight="normal" style:font-size-asian="13pt" style:font-style-asian="normal" style:font-weight-asian="normal" style:font-name-complex="Times New Roman" style:font-size-complex="13pt" style:font-style-complex="normal" style:font-weight-complex="normal"/>
    </style:style>
    <style:style style:name="T4" style:family="text">
      <style:text-properties fo:font-variant="normal" fo:text-transform="none" fo:color="#222222" style:font-name="Times New Roman" fo:font-size="16pt" fo:letter-spacing="normal" fo:font-style="normal" fo:font-weight="bold" style:font-size-asian="16pt" style:font-style-asian="normal" style:font-weight-asian="bold" style:font-name-complex="Times New Roman" style:font-size-complex="16pt" style:font-style-complex="normal" style:font-weight-complex="bold"/>
    </style:style>
    <style:style style:name="T5" style:family="text">
      <style:text-properties fo:font-variant="normal" fo:text-transform="none" fo:color="#222222" style:font-name="Times New Roman" fo:font-size="16pt" fo:letter-spacing="normal" fo:font-style="normal" style:font-size-asian="16pt" style:font-style-asian="normal" style:font-name-complex="Times New Roman" style:font-size-complex="16pt" style:font-style-complex="normal"/>
    </style:style>
    <style:style style:name="T6" style:family="text">
      <style:text-properties fo:font-variant="normal" fo:text-transform="none" fo:color="#222222" style:font-name="Times New Roman" fo:letter-spacing="normal" fo:font-style="normal" fo:font-weight="normal" style:font-style-asian="normal" style:font-weight-asian="normal" style:font-name-complex="Times New Roman" style:font-style-complex="normal" style:font-weight-complex="normal"/>
    </style:style>
    <style:style style:name="T7" style:family="text">
      <style:text-properties fo:font-variant="normal" fo:text-transform="none" fo:color="#222222" style:font-name="Times New Roman" fo:font-size="15pt" fo:letter-spacing="normal" fo:font-style="normal" fo:font-weight="normal" style:font-size-asian="15pt" style:font-style-asian="normal" style:font-weight-asian="normal" style:font-name-complex="Times New Roman" style:font-size-complex="15pt" style:font-style-complex="normal" style:font-weight-complex="normal"/>
    </style:style>
    <style:style style:name="T8" style:family="text">
      <style:text-properties fo:font-variant="normal" fo:text-transform="none" fo:color="#0b0080" style:text-line-through-style="none" style:font-name="Times New Roman" fo:font-size="13pt" fo:letter-spacing="normal" fo:font-style="normal" style:text-underline-style="none" fo:font-weight="normal" style:text-blinking="false" style:font-size-asian="13pt" style:font-style-asian="normal" style:font-weight-asian="normal" style:font-name-complex="Times New Roman" style:font-size-complex="13pt" style:font-style-complex="normal" style:font-weight-complex="normal"/>
    </style:style>
    <style:style style:name="T9" style:family="text">
      <style:text-properties fo:font-variant="normal" fo:text-transform="none" fo:letter-spacing="normal" fo:font-style="normal" fo:font-weight="normal"/>
    </style:style>
    <style:style style:name="T10" style:family="text">
      <style:text-properties fo:color="#2c3f51" style:font-name="Arial" fo:font-size="13pt" style:font-name-asian="Arial" style:font-size-asian="13pt" style:font-name-complex="Arial" style:font-size-complex="13pt"/>
    </style:style>
    <style:style style:name="T11" style:family="text">
      <style:text-properties fo:color="#2c3f51" style:font-name="Arial" style:font-name-asian="Arial" style:font-name-complex="Arial"/>
    </style:style>
    <style:style style:name="T12" style:family="text">
      <style:text-properties fo:color="#2c3f51" style:font-name="Arial" fo:font-size="12pt" style:font-name-asian="Arial" style:font-size-asian="12pt" style:font-name-complex="Arial" style:font-size-complex="12pt"/>
    </style:style>
    <style:style style:name="T13" style:family="text">
      <style:text-properties style:use-window-font-color="true" style:text-outline="false" style:text-line-through-style="none" style:font-name="Times New Roman"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Times New Roman" fo:font-style="normal" fo:text-shadow="none" style:text-underline-style="none" fo:font-weight="normal" style:letter-kerning="true" style:font-name-asian="Mangal" style:font-style-asian="normal" style:font-weight-asian="normal" style:font-name-complex="Mangal" style:font-style-complex="normal" style:font-weight-complex="normal" style:text-emphasize="none" style:text-overline-style="none" style:text-overline-color="font-color"/>
    </style:style>
    <style:style style:name="T15"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16" style:family="text">
      <style:text-properties fo:color="#000000"/>
    </style:style>
    <style:style style:name="T17" style:family="text">
      <style:text-properties fo:color="#000000" style:font-name="Consolas" style:font-name-asian="Consolas" style:font-name-complex="Consolas"/>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0000" style:font-name-asian="Consolas" style:font-name-complex="Consolas"/>
    </style:style>
    <style:style style:name="T20" style:family="text">
      <style:text-properties fo:color="#000000" fo:font-size="13pt" style:font-name-asian="Consolas" style:font-size-asian="13pt" style:font-name-complex="Consolas" style:font-size-complex="13pt"/>
    </style:style>
    <style:style style:name="T21" style:family="text">
      <style:text-properties fo:color="#000000" fo:font-size="13pt" style:font-size-asian="13pt" style:font-size-complex="13pt"/>
    </style:style>
    <style:style style:name="T22" style:family="text">
      <style:text-properties fo:color="#000000" fo:font-size="13pt" fo:font-weight="normal" style:font-size-asian="13pt" style:font-weight-asian="normal" style:font-size-complex="13pt" style:font-weight-complex="normal"/>
    </style:style>
    <style:style style:name="T23" style:family="text">
      <style:text-properties fo:color="#000000" fo:font-size="13pt" fo:font-weight="bold" style:font-size-asian="13pt" style:font-size-complex="13pt"/>
    </style:style>
    <style:style style:name="T24" style:family="text">
      <style:text-properties fo:color="#000000" fo:font-size="14pt" fo:font-weight="normal" style:font-size-asian="14pt" style:font-weight-asian="normal" style:font-size-complex="14pt" style:font-weight-complex="normal"/>
    </style:style>
    <style:style style:name="T25" style:family="text">
      <style:text-properties fo:color="#0000c0"/>
    </style:style>
    <style:style style:name="T26" style:family="text">
      <style:text-properties fo:color="#0000c0" style:font-name="Consolas" style:font-name-asian="Consolas" style:font-name-complex="Consolas"/>
    </style:style>
    <style:style style:name="T27" style:family="text">
      <style:text-properties fo:color="#0000c0" style:font-name="Consolas" fo:font-size="10pt" style:font-name-asian="Consolas" style:font-size-asian="10pt" style:font-name-complex="Consolas" style:font-size-complex="10pt"/>
    </style:style>
    <style:style style:name="T28" style:family="text">
      <style:text-properties fo:color="#0000c0" style:font-name-asian="Consolas" style:font-name-complex="Consolas"/>
    </style:style>
    <style:style style:name="T29" style:family="text">
      <style:text-properties fo:color="#7f0055" fo:font-weight="bold" style:font-weight-asian="bold" style:font-weight-complex="bold"/>
    </style:style>
    <style:style style:name="T30" style:family="text">
      <style:text-properties fo:font-size="13pt" style:font-size-asian="13pt" style:font-size-complex="13pt"/>
    </style:style>
    <style:style style:name="T31" style:family="text">
      <style:text-properties fo:font-size="13pt" style:font-name-asian="Consolas" style:font-size-asian="13pt" style:font-name-complex="Consolas" style:font-size-complex="13pt"/>
    </style:style>
    <style:style style:name="T32" style:family="text">
      <style:text-properties fo:font-size="13pt" fo:font-weight="normal" style:font-size-asian="13pt" style:font-weight-asian="normal" style:font-size-complex="13pt" style:font-weight-complex="normal"/>
    </style:style>
    <style:style style:name="T33" style:family="text">
      <style:text-properties fo:color="#2a00ff"/>
    </style:style>
    <style:style style:name="T34" style:family="text">
      <style:text-properties fo:color="#2a00ff" style:font-name="Consolas" fo:font-size="10pt" style:font-name-asian="Consolas" style:font-size-asian="10pt" style:font-name-complex="Consolas" style:font-size-complex="10pt"/>
    </style:style>
    <style:style style:name="T35" style:family="text">
      <style:text-properties fo:color="#2a00ff" style:font-name="Consolas" fo:font-size="13pt" style:font-name-asian="Consolas" style:font-size-asian="13pt" style:font-name-complex="Consolas" style:font-size-complex="13pt"/>
    </style:style>
    <style:style style:name="T36" style:family="text">
      <style:text-properties style:font-name="Consolas" fo:font-size="10pt" style:font-name-asian="Consolas" style:font-size-asian="10pt" style:font-name-complex="Consolas" style:font-size-complex="10pt"/>
    </style:style>
    <style:style style:name="T37" style:family="text">
      <style:text-properties fo:font-weight="normal" style:font-weight-asian="normal" style:font-weight-complex="normal"/>
    </style:style>
    <style:style style:name="T38" style:family="text">
      <style:text-properties fo:font-weight="bold" style:font-weight-asian="bold" style:font-weight-complex="bold"/>
    </style:style>
    <style:style style:name="T39" style:family="text">
      <style:text-properties fo:font-size="18pt" fo:font-weight="bold" style:font-size-asian="18pt" style:font-weight-asian="bold" style:font-size-complex="18pt" style:font-weight-complex="bold"/>
    </style:style>
    <style:style style:name="T40" style:family="text">
      <style:text-properties style:font-name="Times New Roman" style:font-name-complex="Times New Roman"/>
    </style:style>
    <style:style style:name="T41" style:family="text">
      <style:text-properties style:font-name="Times New Roman" fo:font-size="16pt" style:font-size-asian="16pt" style:font-size-complex="16pt"/>
    </style:style>
    <style:style style:name="T42" style:family="text">
      <style:text-properties style:font-name="Times New Roman" fo:font-size="16pt" style:font-size-asian="16pt" style:font-name-complex="Times New Roman" style:font-size-complex="16pt"/>
    </style:style>
    <style:style style:name="T43" style:family="text">
      <style:text-properties style:font-name="Times New Roman" fo:font-size="15pt" fo:font-weight="bold" style:font-size-asian="15pt" style:font-weight-asian="bold" style:font-name-complex="Times New Roman" style:font-size-complex="15pt" style:font-weight-complex="bold"/>
    </style:style>
    <style:style style:name="T44" style:family="text">
      <style:text-properties style:font-name="Times New Roman" fo:font-weight="bold" style:font-weight-asian="bold" style:font-name-complex="Times New Roman" style:font-weight-complex="bold"/>
    </style:style>
    <style:style style:name="T45" style:family="text">
      <style:text-properties style:font-name="Times New Roman" fo:font-size="14pt" fo:font-weight="bold" style:font-size-asian="14pt" style:font-weight-asian="bold" style:font-name-complex="Times New Roman" style:font-size-complex="14pt" style:font-weight-complex="bold"/>
    </style:style>
    <style:style style:name="T46" style:family="text">
      <style:text-properties fo:font-size="12pt" style:font-size-asian="12pt" style:font-size-complex="12pt"/>
    </style:style>
    <style:style style:name="T47" style:family="text">
      <style:text-properties fo:font-size="16pt" style:font-size-asian="16pt" style:font-size-complex="16pt"/>
    </style:style>
    <style:style style:name="T48" style:family="text">
      <style:text-properties fo:font-size="16pt" fo:font-weight="normal" style:font-size-asian="16pt" style:font-weight-asian="normal" style:font-size-complex="16pt" style:font-weight-complex="normal"/>
    </style:style>
    <style:style style:name="T49" style:family="text">
      <style:text-properties fo:font-size="14pt" style:font-size-asian="14pt" style:font-size-complex="14pt"/>
    </style:style>
    <style:style style:name="T50" style:family="text">
      <style:text-properties fo:font-size="14pt" fo:font-weight="normal" style:font-size-asian="14pt" style:font-weight-asian="normal" style:font-size-complex="14pt" style:font-weight-complex="normal"/>
    </style:style>
    <style:style style:name="T51"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
      <text:p text:style-name="P12"/>
      <text:p text:style-name="P12"/>
      <text:p text:style-name="P12"/>
      <text:p text:style-name="P12"/>
      <text:p text:style-name="P12"/>
      <text:p text:style-name="P12"/>
      <text:p text:style-name="P12"/>
      <text:p text:style-name="P13">Urdu Morpology with Finite State Tranducers</text:p>
      <text:p text:style-name="P13">University Tuebingen</text:p>
      <text:p text:style-name="P13">ISCL</text:p>
      <text:p text:style-name="P13">Prof: Kurt Eberle</text:p>
      <text:p text:style-name="P13">Safeer Ahmed Mian</text:p>
      <text:p text:style-name="P13">3968013</text:p>
      <text:p text:style-name="P13"/>
      <text:p text:style-name="P12"/>
      <text:p text:style-name="P12"/>
      <text:p text:style-name="P12"/>
      <text:p text:style-name="P12"><draw:frame draw:style-name="fr4" draw:name="graphics4" text:anchor-type="paragraph" svg:x="0.326cm" svg:y="0.256cm" svg:width="15.506cm" svg:height="4.526cm" draw:z-index="4"><draw:image xlink:href="Pictures/2000000700003E3900001281D9446796.svm" xlink:type="simple" xlink:show="embed" xlink:actuate="onLoad"/></draw:frame></text:p>
      <text:p text:style-name="P12"/>
      <text:p text:style-name="P14"/>
      <text:p text:style-name="P14"/>
      <text:p text:style-name="P63"/>
      <text:p text:style-name="P64"/>
      <text:p text:style-name="P64"/>
      <text:p text:style-name="P64"/>
      <text:p text:style-name="P15"><text:soft-page-break/></text:p>
      <text:p text:style-name="P64"/>
      <text:p text:style-name="P64"/>
      <text:p text:style-name="P64"><text:toc-mark-start text:id="IMark120283024" text:outline-level="1"/>Abstract<text:toc-mark-end text:id="IMark120283024"/>:</text:p>
      <text:p text:style-name="P14">This paper reports a two-month Internship in University Tuebingen under Professor Cagri Coltekin.</text:p>
      <text:p text:style-name="P14"><text:s/>The task assignmed to was the <text:s/>inplementation of Finite State Transducers in multiple programming languages . Finite State Transducers are kind of similar to Finite State Automata but are much power full. Some of the most interesting usage of Finite State Transducers include Spell Checker, Mophological analysis of language. </text:p>
      <text:p text:style-name="P14"/>
      <text:p text:style-name="P14"/>
      <text:p text:style-name="P62"/>
      <text:p text:style-name="P19"/>
      <text:p text:style-name="P75"><text:s/></text:p>
      <text:p text:style-name="P59"/>
      <text:p text:style-name="P42"/>
      <text:p text:style-name="P42"/>
      <text:p text:style-name="P42"/>
      <text:p text:style-name="P42"/>
      <text:p text:style-name="P42"/>
      <text:p text:style-name="P42"><text:span text:style-name="T10"/></text:p>
      <text:p text:style-name="P42"><text:span text:style-name="T10"/></text:p>
      <text:p text:style-name="P42"><text:span text:style-name="T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Abstract<text:tab/>2</text:p>
          <text:p text:style-name="P77">Introduction<text:tab/>4</text:p>
          <text:p text:style-name="P79">Introduction:<text:tab/>4</text:p>
          <text:p text:style-name="P77">Distinguishing the genders<text:tab/>5</text:p>
          <text:p text:style-name="P78">Distinguishing the genders:<text:tab/>5</text:p>
          <text:p text:style-name="P78">THE MASCULINE GENDER: "JINS É MUZEKKER"<text:tab/>5</text:p>
          <text:p text:style-name="P78">THE FEMININE "JINS É MUENNIS" :<text:tab/>7</text:p>
          <text:p text:style-name="P77">Tenses In Urdu<text:tab/>9</text:p>
          <text:p text:style-name="P77">Finite State Transducers<text:tab/>11</text:p>
          <text:p text:style-name="P78">Uses<text:tab/>12</text:p>
          <text:p text:style-name="P78">Task<text:tab/>12</text:p>
          <text:p text:style-name="P78">Implementation<text:tab/>13</text:p>
          <text:p text:style-name="P79">Add Function<text:tab/>14</text:p>
          <text:p text:style-name="P79">UpFinal<text:tab/>15</text:p>
          <text:p text:style-name="P77">Conclusion<text:tab/>17</text:p>
          <text:p text:style-name="P77">References<text:tab/>18</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h text:style-name="Heading_20_3" text:outline-level="3"><text:toc-mark-start text:id="IMark120283024" text:outline-level="1"/><text:span text:style-name="T41">Introduction</text:span><text:toc-mark-end text:id="IMark120283024"/>:</text:h>
      <text:p text:style-name="P22"/>
      <text:p text:style-name="P18"><text:span text:style-name="T39"><text:tab/></text:span><text:span text:style-name="T3">Urdu(اردو) is an Indo-European language which originated in India, most likely in the vicinity of Delhi, whence it spread to the rest of the subcontinent. Other major metropolitan areas with a strong tradition of the language include Hyderabad, Lucknow, and Lahore.</text:span></text:p>
      <text:p text:style-name="P18"><text:span text:style-name="T3"/></text:p>
      <text:p text:style-name="P9"><text:span text:style-name="T3">The language of the court, and of literature, was usually </text:span><text:a xlink:type="simple" xlink:href="https://en.wikibooks.org/wiki/Persian" text:style-name="Internet_20_link" text:visited-style-name="Visited_20_Internet_20_Link"><text:span text:style-name="T8">Persian</text:span></text:a><text:span text:style-name="T3">, while that of religion was Arabic, the language of the Qur'an. This process of the mingling of these languages and the local dialects led to the development of everyday speech that sounded much like today's Urdu and </text:span><text:a xlink:type="simple" xlink:href="https://en.wikibooks.org/wiki/Hindi" text:style-name="Internet_20_link" text:visited-style-name="Visited_20_Internet_20_Link"><text:span text:style-name="T8">Hindi</text:span></text:a><text:span text:style-name="T3">. There is still a spectrum of dialects spoken in the streets of cities from Lahore and Karachi to Delhi and Calcutta and in the villages all over the region.</text:span></text:p>
      <text:p text:style-name="P10"><text:span text:style-name="T6"/></text:p>
      <text:p text:style-name="P9"><text:span text:style-name="T3"><text:tab/>The formal language is sometimes referred to as Zaban-e-Urdu-e-Moalla (زبانﹺ اردوﹺ معلہ), which can be translated as "Language of Camp and Court". The word Urdu itself means "army", "horde" or "tent" in </text:span><text:a xlink:type="simple" xlink:href="https://en.wikibooks.org/wiki/Turkish_language" text:style-name="Internet_20_link" text:visited-style-name="Visited_20_Internet_20_Link"><text:span text:style-name="T8">Turkish</text:span></text:a><text:span text:style-name="T3">. Urdu the Turkish word “ordu“ and the word horde (found in several European languages) have the same origin.</text:span></text:p>
      <text:p text:style-name="P10"><text:span text:style-name="T6"/></text:p>
      <text:p text:style-name="P9"><text:span text:style-name="T3"><text:tab/></text:span></text:p>
      <text:p text:style-name="P5"><text:tab/>The mix of Urdu and Hindi, forming the Hindustani dialects spoken in northern India and Pakistan, form the second-most-popular 'first' language and second-most-popular 'first or second' language in the world. Urdu by itself is the twentieth most popular 'first' language in the world and the national language of Pakistan.</text:p>
      <text:p text:style-name="P5"/>
      <text:h text:style-name="P76" text:outline-level="2"/>
      <text:h text:style-name="P76" text:outline-level="2"><text:toc-mark-start text:id="IMark120283024" text:outline-level="1"/>Distinguishing the genders<text:toc-mark-end text:id="IMark120283024"/>:</text:h>
      <text:p text:style-name="P6"><text:tab/></text:p>
      <text:p text:style-name="P6"><text:tab/><text:span text:style-name="T32">In Urdu Language gender distinguishing is very important because the whole sentence is then structured according to the gender. Unlike in English, for example,</text:span></text:p>
      <text:p text:style-name="P6"><text:span text:style-name="T32">If the subject is the a male then the verb of the male gender has to be used or it the subject a female then the female verb has to be used for the sentense. For example</text:span></text:p>
      <text:p text:style-name="P6"><text:span text:style-name="T32"/></text:p>
      <text:p text:style-name="P7"><text:span text:style-name="T37">لڑکا بها گا <text:s text:c="5"/></text:span></text:p>
      <text:p text:style-name="P7"><text:soft-page-break/><text:span text:style-name="T37"/></text:p>
      <text:p text:style-name="P7"><text:span text:style-name="T37">The boy ran</text:span></text:p>
      <text:p text:style-name="P7"><text:span text:style-name="T37"/></text:p>
      <text:p text:style-name="P7"><text:span text:style-name="T37">لڑکی بهاگی</text:span></text:p>
      <text:p text:style-name="P7"><text:span text:style-name="T37"/></text:p>
      <text:p text:style-name="P7"><text:span text:style-name="T37">The girl ran</text:span></text:p>
      <text:p text:style-name="P8"><text:span text:style-name="T48"/></text:p>
      <text:p text:style-name="P2"><text:toc-mark-start text:id="IMark120283024" text:outline-level="2"/><text:span text:style-name="T47">THE MASCULINE GENDER: "JINS É MUZEKKER"</text:span><text:toc-mark-end text:id="IMark120283024"/><text:span text:style-name="T37"><text:line-break/></text:span></text:p>
      <text:p text:style-name="P2"><text:span text:style-name="T49">(a) All Male names</text:span><text:span text:style-name="T50">:</text:span><text:span text:style-name="T37"><text:line-break/></text:span><text:span text:style-name="T37">ex: Feroz (fêroz), Shehzad (šêzad), Umer (Umer), Ali (elî), Elyas (ilyas), Ahmed (êmed) etc.</text:span><text:span text:style-name="T37"><text:line-break/></text:span><text:span text:style-name="T37">AND ALL nouns referring to Profession or dispositions, when refering to a male, IRRESPECTIVE of the endings:</text:span><text:span text:style-name="T37"><text:line-break/></text:span><text:span text:style-name="T37">ex: Danişmend- دانشمند (expert),Vezîr- وزير (parliamentarian), Maulvîمولوى</text:span><text:span text:style-name="T37"><text:line-break/></text:span><text:span text:style-name="T37">(cleric) Aşik- عاشق(lover), مسافر, (traveler), Bağîباغى (traitor) etc.</text:span></text:p>
      <text:p text:style-name="P2"><text:span text:style-name="T37"><text:line-break/></text:span><text:span text:style-name="T49">(b) Nouns ending with a consonant followed by an Alif:</text:span></text:p>
      <text:p text:style-name="P2"><text:span text:style-name="T37">ex: Lerka - لڑكا (boy), Ferda - فردا (tomorrow), Sitara-ستارا (Star), Kutta كتا (dog), Hîra-هيرا (Gem).</text:span><text:span text:style-name="T37"><text:line-break/><text:line-break/></text:span><text:span text:style-name="T49">(c) Nouns ending with a "ha" (ه) (pronounced -a) (i.e. all Farsi words ending with -é):</text:span></text:p>
      <text:p text:style-name="P2"><text:span text:style-name="T37"><text:line-break/></text:span><text:span text:style-name="T37">Becca-بچه (child), Qissa-قصه (tale), Perda-پرده (viel), Agra-آگره (as in the city where the Taj Mahal is), Derya دريه (river) etc.</text:span><text:span text:style-name="T37"><text:line-break/><text:line-break/></text:span><text:span text:style-name="T49">(d) Nouns ending with -an (nasalized N, as "n" in the French name "Chopin":</text:span></text:p>
      <text:p text:style-name="P2"><text:span text:style-name="T49"><text:line-break/></text:span><text:span text:style-name="T37">Ex: Kû'an-كنواں (well), Karevan- كارواں (Caravan), Pakistan-پاكستاں (Pakistan), </text:span><text:soft-page-break/><text:span text:style-name="T37">Firozan-فروزاں (Turquoise),Vijdan-وجداں (existence) etc.<text:line-break/></text:span><text:line-break/><text:span text:style-name="T49">(e) Nouns ending with "û" and "o":</text:span></text:p>
      <text:p text:style-name="P2"><text:span text:style-name="T37"><text:line-break/>Ex: Alû- آلو (potato), Bhalû بهالو (teddy bear), Pêhlû-پہلو (aspect), Jadû- جادو (magic) etc. <text:line-break/>Important exceptions: Arzû-آرزو (desire, need), Xušbû خشبو (fragrance) <text:line-break/></text:span><text:line-break/><text:span text:style-name="T49">(f) Nouns ending with the suffix "-penn":</text:span></text:p>
      <text:p text:style-name="P2"><text:span text:style-name="T49"><text:line-break/></text:span><text:span text:style-name="T37">Pagelpenn - پاگلپن (state of insanity),Epnapenn - اپناپن (feeling of belong), Becpenn بچپن (childhood)</text:span><text:span text:style-name="T37"><text:line-break/></text:span></text:p>
      <text:p text:style-name="P2"><text:span text:style-name="T49">(g) Most nouns (borrowed from Arabic) which begin with the prefix "M-" of locality:</text:span></text:p>
      <text:p text:style-name="P2"><text:span text:style-name="T49"><text:line-break/></text:span><text:span text:style-name="T37">Ex: Mekann مكان (House), Meqam مقام (locality),Meşrik مشرق (East), Megrib مغرب (West)</text:span><text:span text:style-name="T37"><text:line-break/></text:span><text:span text:style-name="T37">Important exceptions: Mesjid مسجد (mosque), Mehfil محفل (party), Menzil منزل(destination), Mejlis مجلس(The Parliament/ or meeting)</text:span><text:span text:style-name="T37"><text:line-break/><text:line-break/></text:span><text:span text:style-name="T49">(h) Nouns ending with the suffix "-istan" (including country names -- this can be included in category (d) as well since "-ann" can be nasalized in proper speech):</text:span></text:p>
      <text:p text:style-name="P2"><text:span text:style-name="T37"><text:line-break/>Ex: Gulistan گلستان (Garden), Hindustan هندستان (India), Régistan ريگستان(Desert), </text:span></text:p>
      <text:p text:style-name="P2"><text:span text:style-name="T37"/></text:p>
      <text:p text:style-name="P2"><text:span text:style-name="T37"/></text:p>
      <text:p text:style-name="P2"><text:span text:style-name="T37">Kohistan كوهستان(Mountain-Range)<text:line-break/></text:span></text:p>
      <text:p text:style-name="P3"><text:soft-page-break/><text:toc-mark-start text:id="IMark120283024" text:outline-level="2"/>THE FEMININE "JINS É MUENNIS" :<text:toc-mark-end text:id="IMark120283024"/></text:p>
      <text:p text:style-name="P3"/>
      <text:list xml:id="list2681282926920898382" text:style-name="L3">
        <text:list-item>
          <text:p text:style-name="P4"><text:span text:style-name="T49">All female names:</text:span><text:span text:style-name="T32"><text:line-break/></text:span></text:p>
          <text:p text:style-name="P4"><text:span text:style-name="T32">Shenaz (şênaz), Ayesha (Aişa), Maliha (Melîha), Feryal, Mehreen (Mêhrîn), Shaheen (şahîn) etc etc.</text:span><text:span text:style-name="T32"><text:line-break/></text:span><text:span text:style-name="T32">AND ALL professions OR dispositions when referring to a female, IRRESPECTIVE of endings:</text:span><text:span text:style-name="T32"><text:line-break/></text:span><text:span text:style-name="T32">Veziré Azem- وزير عاظم (Prime Minister), Hemşira-ہمشيره (sister), <text:s/>Alima عالمه(Scholar), Ranî راني(Queen), Maulvainn مولوائن (Cleric), Pailit پائلٹ (Pilot) etc.</text:span><text:span text:style-name="T32"><text:line-break/><text:line-break/></text:span><text:span text:style-name="T49">(j) All nouns ending in "-î" or "-îya" - with the exception of nationality (which could be either):</text:span></text:p>
          <text:p text:style-name="P4"><text:span text:style-name="T32"><text:line-break/></text:span><text:span text:style-name="T32">Ex: şadî شادى (wedding), Lerkî لڑكى (girl), Kehanî كہانى (story), Roti روٹى (bread), Ciriya چڑيا (Bird) etc.</text:span><text:span text:style-name="T32"><text:line-break/><text:line-break/></text:span><text:span text:style-name="T49">(k) All nouns ending in "-t" or "-et" or "-at":</text:span></text:p>
          <text:p text:style-name="P4"><text:span text:style-name="T49"><text:line-break/></text:span><text:span text:style-name="T32">Ex: Halet حالت (condition), Behişt بہشت(paradise), Jennet جنت (heaven), Lanet لعنت (curse), šohret شهرت(fame) şenaxt شناخت (identity), reft رفت (speed) etc.</text:span><text:span text:style-name="T32"><text:line-break/></text:span><text:span text:style-name="T32">Two important exceptions: Vekt وقت(time), and şerbet شربت (juice)</text:span><text:span text:style-name="T32"><text:line-break/></text:span><text:span text:style-name="T49"> </text:span></text:p>
          <text:p text:style-name="P4"><text:span text:style-name="T49">(l) All nouns ending in "-gî":</text:span></text:p>
          <text:p text:style-name="P4"><text:span text:style-name="T49"><text:line-break/></text:span><text:span text:style-name="T32">Ex: Zindegî زندگى (Life), Bendegî بندگى (Slavehood), şaistegî شائستگى (eloquence)<text:line-break/></text:span></text:p>
          <text:p text:style-name="P4"><text:span text:style-name="T49">(m) All nouns ending in "-iş"</text:span><text:span text:style-name="T32">:</text:span><text:span text:style-name="T32"><text:line-break/></text:span><text:span text:style-name="T32">Ex: Lerziş لرزش(trembling), Leğziş لغزش(faux-pas), Maliş مالش(massage), Verziş </text:span><text:soft-page-break/><text:span text:style-name="T32">ورزش (excercise), Danişدانش (knowledge) etc.</text:span><text:span text:style-name="T32"><text:line-break/><text:line-break/></text:span><text:span text:style-name="T49">(n) Abstract knowns formed by dropping "-na" in verbs, such as in:</text:span></text:p>
          <text:p text:style-name="P1"><text:span text:style-name="T24"><text:line-break/></text:span><text:span text:style-name="T22">"Mar" from "Marna" (to hit) –</text:span><text:span text:style-name="Strong_20_Emphasis"><text:span text:style-name="T23">Uskî </text:span></text:span><text:span text:style-name="T22">mar khana asann nehîn (to bear his beatings is not easy),<text:line-break/>"Lén-Déna" from "Léna and Déna" (to take and to give) – </text:span><text:span text:style-name="Strong_20_Emphasis"><text:span text:style-name="T23">Uskî </text:span></text:span><text:span text:style-name="T22">léndén xerab hê. (His transactions are faulty.) etc.<text:line-break/><text:line-break/>These rules are fairly regular but there still are a few exceptions. Moreover, there are words that lack all markers, and for those you simply have to learn the gender - such as "kelem" (pen) is fem., "gher" (house) is masc., "kitab" (book) is fem. and "şaul" (shawl) is fem etc<text:line-break/></text:span></text:p>
        </text:list-item>
      </text:list>
      <text:p text:style-name="P17"><text:span text:style-name="T9">Lastly, usually the same rules, as above, apply to English words used in Urdu. "Country" is feminine as it ends with the "-î" sound, "méri country yé hê" (rule: (j)), "méra radio" (rule: (e)), méra shoe (rule:(e)), "mérî varnish (rule: (j)) etc.</text:span> </text:p>
      <text:p text:style-name="P16"/>
      <text:p text:style-name="P67"><text:toc-mark-start text:id="IMark120283024" text:outline-level="1"/>Tenses In Urdu<text:toc-mark-end text:id="IMark120283024"/>:</text:p>
      <text:p text:style-name="P65"><text:tab/></text:p>
      <text:p text:style-name="P70"><text:tab/><text:span text:style-name="T32">In Urdu, like in English we have three tenses. Present, Past and Future. But as we saw above we have to use verbs with the respective genders. The tense marking in Urdu is very easy to distinguish but we have to keep in mind even the marking words used to describe which form of tense it falls into we have to keep in mind the gender. </text:span></text:p>
      <text:p text:style-name="P65"><text:span text:style-name="T37">For example </text:span></text:p>
      <text:p text:style-name="P71"/>
      <text:p text:style-name="P66"><text:span text:style-name="T47"/></text:p>
      <text:p text:style-name="P66"><text:span text:style-name="T47">لڑکی جا رہی تهی</text:span><text:span text:style-name="T37"> </text:span></text:p>
      <text:p text:style-name="P66"><text:span text:style-name="T37">The girls was going</text:span></text:p>
      <text:p text:style-name="P66"><text:soft-page-break/><text:span text:style-name="T37"/></text:p>
      <text:p text:style-name="P69">لڑکا جا راہا تها</text:p>
      <text:p text:style-name="P66"><text:span text:style-name="T37">The boy was going</text:span></text:p>
      <text:p text:style-name="P65"><text:span text:style-name="T37"/></text:p>
      <text:p text:style-name="P72">In this sentense <text:s/>تهی is used for past tense female <text:s/>تها <text:s/>for past tense male.</text:p>
      <text:p text:style-name="P72"><text:s/>To explain the concept of tensese I will take one sentence of English and show you the tenses in Urdu. So oue English Sentence is.</text:p>
      <text:p text:style-name="P73"><text:span text:style-name="T38">I write letter</text:span> </text:p>
      <text:p text:style-name="P72">so lets make all the tenses in urdu to understand.</text:p>
      <text:p text:style-name="P72"/>
      <text:p text:style-name="P73"><text:s/><text:span text:style-name="T51">(male present ) میں خط لکهتا <text:s/>ہوں</text:span></text:p>
      <text:p text:style-name="P68">(female present )میں خط لکهتی <text:s/>ہوں <text:s/></text:p>
      <text:p text:style-name="P68">(male past )میں خط لکهتا تها</text:p>
      <text:p text:style-name="P68">(female past )میں خط لکهتی تهی</text:p>
      <text:p text:style-name="P68">(male future )میں خط لکهوں گا</text:p>
      <text:p text:style-name="P68">(female future )میں خط لکهوں گی</text:p>
      <text:p text:style-name="P68">(male future continuous)میں خط لکهتا ہوں گا</text:p>
      <text:p text:style-name="P68">(female future continuous)میں خط لکهتا ہوں گی</text:p>
      <text:p text:style-name="P68">(male present continuous)میں خط لکه راها هوں</text:p>
      <text:p text:style-name="P68">(female present continuous)میں خط لکه راهی هوں</text:p>
      <text:p text:style-name="P68">(male past continuous)میں خط لکه راها تها</text:p>
      <text:p text:style-name="P68">(female past continuous)میں خط لکه راهی تهی</text:p>
      <text:p text:style-name="P68">(male present perfect)میں خط لکه چکا ہوں</text:p>
      <text:p text:style-name="P68">(female present perfect)میں خط لکه چکی ہوں</text:p>
      <text:p text:style-name="P68">(male past perfect)میں خط لکه چکا تها </text:p>
      <text:p text:style-name="P68">(female past perfect)میں خط لکه چکی تهی </text:p>
      <text:p text:style-name="P68"><text:soft-page-break/>(male future perfect) <text:s/>میں خط لکه چکا ہوں گا</text:p>
      <text:p text:style-name="P68">(female future perfect)میں خط لکه چکی ہوں گی</text:p>
      <text:p text:style-name="P73"/>
      <text:p text:style-name="P72">So in conclusion we have something like following:</text:p>
      <text:p text:style-name="P72"/>
      <text:p text:style-name="P74"><draw:frame draw:style-name="fr1" draw:name="graphics3" text:anchor-type="paragraph" svg:width="15.632cm" svg:height="13.374cm" draw:z-index="0"><draw:image xlink:href="Pictures/2000000700005FD0000045AAE4263251.svm" xlink:type="simple" xlink:show="embed" xlink:actuate="onLoad"/></draw:frame><text:span text:style-name="T40">To implement Urdu language morphology I have used Finite state Transducers. </text:span></text:p>
      <text:p text:style-name="P21"/>
      <text:p text:style-name="P21"><text:toc-mark-start text:id="IMark120283024" text:outline-level="1"/>Finite State Transducers<text:toc-mark-end text:id="IMark120283024"/>:</text:p>
      <text:p text:style-name="P19"/>
      <text:p text:style-name="P19"><text:tab/>Finite State Transducers are almost similar to simple Finite State Automata but are a bit powerful. Finite State Transducers c<text:span text:style-name="T13">ontains two memory tapes input tape and output tape. An FST will read a set of strings on the input tape and </text:span><text:span text:style-name="T14">generates a set of relations on the output tape.</text:span></text:p>
      <text:p text:style-name="P19"><text:span text:style-name="T14"/></text:p>
      <text:p text:style-name="P19"><text:soft-page-break/><text:span text:style-name="T14"/></text:p>
      <text:p text:style-name="P24"/>
      <text:p text:style-name="P25"><text:span text:style-name="T15">Finite State Transducer (FST) is a 7-tuple(Q, Σ, Γ, δ, ω, q0, F)</text:span></text:p>
      <text:p text:style-name="P81">1. Q is a finite set of states</text:p>
      <text:p text:style-name="P81">2. Σ is a finite set input alphabet</text:p>
      <text:p text:style-name="P81">3. Γ is a finite set of output alphabet</text:p>
      <text:p text:style-name="P81">4. δ : Q × Σ → Q is the transition function</text:p>
      <text:p text:style-name="P81">5. ω : Q × Σ → Γ is the output function</text:p>
      <text:p text:style-name="P81">6. q0 ∈ Q is the start state</text:p>
      <text:p text:style-name="P81">7. F ⊆ Q is the set of accept states</text:p>
      <text:p text:style-name="P81"><text:s/></text:p>
      <text:p text:style-name="P81">Example of a FST would be</text:p>
      <text:p text:style-name="P81"/>
      <text:p text:style-name="P81"/>
      <text:p text:style-name="P81"><draw:frame text:anchor-type="paragraph" draw:z-index="1" draw:style-name="gr1" draw:text-style-name="P83" svg:width="16.816cm" svg:height="8.736cm" svg:x="0.058cm" svg:y="0.081cm"><draw:image xlink:href=""><text:p/></draw:image></draw:frame></text:p>
      <text:p text:style-name="P81"/>
      <text:p text:style-name="P81"/>
      <text:p text:style-name="P81"/>
      <text:p text:style-name="P81"/>
      <text:p text:style-name="P81"/>
      <text:p text:style-name="P19"/>
      <text:p text:style-name="P19"/>
      <text:p text:style-name="P19"/>
      <text:p text:style-name="P19"/>
      <text:p text:style-name="P19"/>
      <text:p text:style-name="P19"/>
      <text:p text:style-name="P19"/>
      <text:p text:style-name="P19"/>
      <text:p text:style-name="P19"/>
      <text:p text:style-name="P23"><text:span text:style-name="T38"/></text:p>
      <text:p text:style-name="P23"><text:span text:style-name="T38"/></text:p>
      <text:p text:style-name="P23"><text:toc-mark-start text:id="IMark120283024" text:outline-level="2"/><text:span text:style-name="T38">Uses</text:span><text:toc-mark-end text:id="IMark120283024"/><text:span text:style-name="T38">:</text:span><text:span text:style-name="T30"><text:tab/></text:span></text:p>
      <text:p text:style-name="P55"><text:tab/>Finite State Transducers looks to be somewhat simiplar to Finite State Transducers but are much powerful in case of implementation of spellcheckers and mophological analysis. Since it was something similar to what I wanted to do for my B.A thesis this was one of the golden opertunity for me.</text:p>
      <text:p text:style-name="P55"/>
      <text:p text:style-name="P55"/>
      <text:p text:style-name="P21"><text:soft-page-break/><text:toc-mark-start text:id="IMark120283024" text:outline-level="2"/>Task<text:toc-mark-end text:id="IMark120283024"/>:</text:p>
      <text:p text:style-name="P19"/>
      <text:p text:style-name="P19"><text:tab/>For me the task was to implement a FST from the given transition table (example of FST abouve) which looks something like this for example:</text:p>
      <text:p text:style-name="P19"/>
      <text:p text:style-name="P19"/>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82">Current State</text:p>
          </table:table-cell>
          <table:table-cell table:style-name="Table1.A1" office:value-type="string">
            <text:p text:style-name="P82">Next State</text:p>
          </table:table-cell>
          <table:table-cell table:style-name="Table1.A1" office:value-type="string">
            <text:p text:style-name="P82">Input</text:p>
          </table:table-cell>
          <table:table-cell table:style-name="Table1.D1" office:value-type="string">
            <text:p text:style-name="P82">Output</text:p>
          </table:table-cell>
        </table:table-row>
        <table:table-row>
          <table:table-cell table:style-name="Table1.A2" office:value-type="string">
            <text:p text:style-name="P82">q0</text:p>
          </table:table-cell>
          <table:table-cell table:style-name="Table1.A2" office:value-type="string">
            <text:p text:style-name="P82">q1</text:p>
          </table:table-cell>
          <table:table-cell table:style-name="Table1.A2" office:value-type="string">
            <text:p text:style-name="P82">c</text:p>
          </table:table-cell>
          <table:table-cell table:style-name="Table1.D2" office:value-type="string">
            <text:p text:style-name="P82">NOUN</text:p>
          </table:table-cell>
        </table:table-row>
        <table:table-row>
          <table:table-cell table:style-name="Table1.A2" office:value-type="string">
            <text:p text:style-name="P82">q1</text:p>
          </table:table-cell>
          <table:table-cell table:style-name="Table1.A2" office:value-type="string">
            <text:p text:style-name="P82">q2</text:p>
          </table:table-cell>
          <table:table-cell table:style-name="Table1.A2" office:value-type="string">
            <text:p text:style-name="P82">a</text:p>
          </table:table-cell>
          <table:table-cell table:style-name="Table1.D2" office:value-type="string">
            <text:p text:style-name="P82">pl</text:p>
          </table:table-cell>
        </table:table-row>
        <table:table-row>
          <table:table-cell table:style-name="Table1.A2" office:value-type="string">
            <text:p text:style-name="P82">q1</text:p>
          </table:table-cell>
          <table:table-cell table:style-name="Table1.A2" office:value-type="string">
            <text:p text:style-name="P82">q3</text:p>
          </table:table-cell>
          <table:table-cell table:style-name="Table1.A2" office:value-type="string">
            <text:p text:style-name="P82">a</text:p>
          </table:table-cell>
          <table:table-cell table:style-name="Table1.D2" office:value-type="string">
            <text:p text:style-name="P82">sg</text:p>
          </table:table-cell>
        </table:table-row>
        <table:table-row table:style-name="Table1.5">
          <table:table-cell table:style-name="Table1.A2" office:value-type="string">
            <text:p text:style-name="P82">q2</text:p>
          </table:table-cell>
          <table:table-cell table:style-name="Table1.A2" office:value-type="string">
            <text:p text:style-name="P82">q4</text:p>
          </table:table-cell>
          <table:table-cell table:style-name="Table1.A2" office:value-type="string">
            <text:p text:style-name="P82">t</text:p>
          </table:table-cell>
          <table:table-cell table:style-name="Table1.D5" office:value-type="string">
            <text:p text:style-name="P80">ε</text:p>
          </table:table-cell>
        </table:table-row>
        <table:table-row>
          <table:table-cell table:style-name="Table1.A2" office:value-type="string">
            <text:p text:style-name="P82">q4</text:p>
          </table:table-cell>
          <table:table-cell table:style-name="Table1.A2" office:value-type="string">
            <text:p text:style-name="P82">q5</text:p>
          </table:table-cell>
          <table:table-cell table:style-name="Table1.A2" office:value-type="string">
            <text:p text:style-name="P82">s</text:p>
          </table:table-cell>
          <table:table-cell table:style-name="Table1.D2" office:value-type="string">
            <text:p text:style-name="P80">ε</text:p>
          </table:table-cell>
        </table:table-row>
        <table:table-row>
          <table:table-cell table:style-name="Table1.A2" office:value-type="string">
            <text:p text:style-name="P82">q3</text:p>
          </table:table-cell>
          <table:table-cell table:style-name="Table1.A2" office:value-type="string">
            <text:p text:style-name="P82">q5</text:p>
          </table:table-cell>
          <table:table-cell table:style-name="Table1.A2" office:value-type="string">
            <text:p text:style-name="P82">t</text:p>
          </table:table-cell>
          <table:table-cell table:style-name="Table1.D2" office:value-type="string">
            <text:p text:style-name="P80">ε</text:p>
          </table:table-cell>
        </table:table-row>
      </table:table>
      <text:p text:style-name="P19"><text:s/></text:p>
      <text:p text:style-name="P19">Final States:</text:p>
      <text:p text:style-name="P19">q5</text:p>
      <text:p text:style-name="P19"/>
      <text:p text:style-name="P21"><text:toc-mark-start text:id="IMark120281728" text:outline-level="2"/>Implementation<text:toc-mark-end text:id="IMark120281728"/>:</text:p>
      <text:p text:style-name="P19"/>
      <text:p text:style-name="P19"><text:tab/>To implement Finite State Transducers I worked a lot with lists. So the classes involved are Transition State and FST </text:p>
      <text:p text:style-name="P19"/>
      <text:p text:style-name="P19">A transition would have next state input transition and output transition.</text:p>
      <text:p text:style-name="P19">A state would have a name and list of transitions. </text:p>
      <text:p text:style-name="P19">And Finite State Transducers would hvae a list of States.</text:p>
      <text:p text:style-name="P19"/>
      <text:p text:style-name="P19"><text:tab/>To have an easy access of the states what we do is we creat two list in Finite State Transducers class. One List of state Type and one List of names of state of Type String.</text:p>
      <text:p text:style-name="P19">Now when a new State is created it is added in the List of states and also in the List of names of states.</text:p>
      <text:p text:style-name="P19"><text:tab/></text:p>
      <text:p text:style-name="P19"/>
      <text:p text:style-name="P19"><draw:frame draw:style-name="fr2" draw:name="graphics1" text:anchor-type="paragraph" svg:width="15.372cm" svg:height="2.381cm" draw:z-index="2"><draw:image xlink:href="Pictures/2000000700003C0D0000094E928395AE.svm" xlink:type="simple" xlink:show="embed" xlink:actuate="onLoad"/></draw:frame></text:p>
      <text:p text:style-name="P19"><text:soft-page-break/></text:p>
      <text:p text:style-name="P19"/>
      <text:p text:style-name="P19"/>
      <text:p text:style-name="P19"><text:tab/>By doing so it helps us in finding the required state by looking at the index of the required state in the list of names list. For example if we want to find the index of istate and ostate we can now get this by</text:p>
      <text:p text:style-name="P19"/>
      <text:p text:style-name="P28"><text:span text:style-name="T16"><text:tab/><text:tab/><text:tab/><text:tab/>index1=</text:span><text:span text:style-name="T25">allnames</text:span><text:span text:style-name="T16">.indexOf(istate);</text:span></text:p>
      <text:p text:style-name="P31"><text:span text:style-name="T17"><text:tab/><text:tab/><text:tab/><text:tab/>index2=</text:span><text:span text:style-name="T26">allnames</text:span><text:span text:style-name="T17">.indexOf(ostate);</text:span></text:p>
      <text:p text:style-name="P33"/>
      <text:p text:style-name="P33">allnames is the List&lt;String&gt; storing the names and istate and ostates are Strings. Now as discussed earlier we can get the same state from the List&lt;State&gt; by using these index</text:p>
      <text:p text:style-name="P26"><text:span text:style-name="T19"/></text:p>
      <text:p text:style-name="P26"><text:span text:style-name="T19"><text:tab/><text:tab/><text:tab/><text:tab/></text:span><text:span text:style-name="T18">i=</text:span><text:span text:style-name="T27">all</text:span><text:span text:style-name="T18">.get(index1);</text:span></text:p>
      <text:p text:style-name="P30"><text:span text:style-name="T19"><text:tab/><text:tab/><text:tab/><text:tab/>o=</text:span><text:span text:style-name="T28">all</text:span><text:span text:style-name="T19">.get(index2);</text:span></text:p>
      <text:p text:style-name="P33"/>
      <text:p text:style-name="P33">where i and o are now the input state and output states respectively.</text:p>
      <text:p text:style-name="P33"/>
      <text:p text:style-name="P34"><text:toc-mark-start text:id="IMark120281728" text:outline-level="3"/>Add Function<text:toc-mark-end text:id="IMark120281728"/>:</text:p>
      <text:p text:style-name="P33"><text:tab/></text:p>
      <text:p text:style-name="P33"><text:tab/>In this implementation we also have the possibility of defining the cost of the transition. Our add function have the following defination</text:p>
      <text:p text:style-name="P41"><text:s text:c="4"/></text:p>
      <text:p text:style-name="P29"><text:span text:style-name="T29"><text:tab/>void</text:span><text:span text:style-name="T16"> Add(String istate,String input,String ostate,Double cost,String output)</text:span></text:p>
      <text:p text:style-name="P33"><text:tab/><text:tab/><text:tab/><text:tab/><text:tab/><text:tab/><text:tab/><text:tab/></text:p>
      <text:p text:style-name="P19"/>
      <text:p text:style-name="P19">In the add function we have 4 possibilities</text:p>
      <text:p text:style-name="P19">1) input and output state does not exist.</text:p>
      <text:p text:style-name="P19">2) input exists and output does not.</text:p>
      <text:list xml:id="list588319032191445789" text:style-name="L1">
        <text:list-header>
          <text:p text:style-name="P20">3) input does not exist but output does.</text:p>
          <text:p text:style-name="P20">4) input and output both exists.</text:p>
          <text:list>
            <text:list-item>
              <text:list>
                <text:list-header>
                  <text:p text:style-name="P20"><text:s text:c="9"/></text:p>
                </text:list-header>
              </text:list>
            </text:list-item>
          </text:list>
        </text:list-header>
      </text:list>
      <text:p text:style-name="P19"><text:s text:c="4"/></text:p>
      <text:p text:style-name="P19"/>
      <text:p text:style-name="P19"/>
      <text:p text:style-name="P19"/>
      <text:p text:style-name="P19"><text:s/>Checking by our required conditions we jump to that area of the section for example if we take a look at the first condition that is when both states are not present we simply creat a new states and add them to all and allname lists and set <text:soft-page-break/>the value of transtions. We also set a flag up to see if the input and output results are same or not.</text:p>
      <text:p text:style-name="P19"><text:tab/></text:p>
      <text:p text:style-name="P28"><text:span text:style-name="T29"><text:s text:c="2"/></text:span></text:p>
      <text:p text:style-name="P28"><text:span text:style-name="T29"><text:s text:c="7"/>if</text:span><text:span text:style-name="T16">(!</text:span><text:span text:style-name="T25">allnames</text:span><text:span text:style-name="T16">.contains(istate) &amp;&amp; !</text:span><text:span text:style-name="T25">allnames</text:span><text:span text:style-name="T16">.contains(ostate))</text:span></text:p>
      <text:p text:style-name="P36"><text:tab/><text:tab/><text:tab/>{</text:p>
      <text:p text:style-name="P29"><text:span text:style-name="T16"><text:tab/><text:tab/><text:tab/><text:tab/>State i=</text:span><text:span text:style-name="T29">new</text:span><text:span text:style-name="T16"> State();<text:tab/></text:span></text:p>
      <text:p text:style-name="P29"><text:span text:style-name="T16"><text:tab/><text:tab/><text:tab/><text:tab/>State o=</text:span><text:span text:style-name="T29">new</text:span><text:span text:style-name="T16"> State();<text:tab/><text:tab/><text:tab/></text:span></text:p>
      <text:p text:style-name="P29"><text:span text:style-name="T16"><text:tab/><text:tab/><text:tab/><text:tab/>i.</text:span><text:span text:style-name="T25">isfinal</text:span><text:span text:style-name="T16">=</text:span><text:span text:style-name="T29">false</text:span><text:span text:style-name="T16">;</text:span></text:p>
      <text:p text:style-name="P29"><text:span text:style-name="T16"><text:tab/><text:tab/><text:tab/><text:tab/>o.</text:span><text:span text:style-name="T25">isfinal</text:span><text:span text:style-name="T16">=</text:span><text:span text:style-name="T29">false</text:span><text:span text:style-name="T16">;</text:span></text:p>
      <text:p text:style-name="P29"><text:span text:style-name="T16"><text:tab/><text:tab/><text:tab/><text:tab/>Transition t=</text:span><text:span text:style-name="T29">new</text:span><text:span text:style-name="T16"> <text:tab/><text:tab/><text:tab/><text:tab/> <text:s text:c="26"/><text:tab/> <text:s text:c="18"/>Transition(input,ostate,cost,output,up);</text:span></text:p>
      <text:p text:style-name="P29"><text:span text:style-name="T16"><text:tab/><text:tab/><text:tab/><text:tab/>i.</text:span><text:span text:style-name="T25">transi</text:span><text:span text:style-name="T16">.add(value);</text:span></text:p>
      <text:p text:style-name="P29"><text:span text:style-name="T16"><text:tab/><text:tab/><text:tab/><text:tab/>i.</text:span><text:span text:style-name="T25">transitions</text:span><text:span text:style-name="T16">.add(t);</text:span></text:p>
      <text:p text:style-name="P29"><text:span text:style-name="T16"><text:tab/><text:tab/><text:tab/><text:tab/>i.</text:span><text:span text:style-name="T25">name</text:span><text:span text:style-name="T16">=istate;</text:span></text:p>
      <text:p text:style-name="P29"><text:span text:style-name="T16"><text:tab/><text:tab/><text:tab/><text:tab/>o.</text:span><text:span text:style-name="T25">name</text:span><text:span text:style-name="T16">=ostate;</text:span></text:p>
      <text:p text:style-name="P29"><text:span text:style-name="T16"><text:tab/><text:tab/><text:tab/><text:tab/>i.</text:span><text:span text:style-name="T25">link</text:span><text:span text:style-name="T16">.add(o);<text:tab/><text:tab/><text:tab/></text:span></text:p>
      <text:p text:style-name="P29"><text:span text:style-name="T16"><text:tab/><text:tab/><text:tab/><text:tab/></text:span><text:span text:style-name="T25">allnames</text:span><text:span text:style-name="T16">.add(istate);</text:span></text:p>
      <text:p text:style-name="P29"><text:span text:style-name="T16"><text:tab/><text:tab/><text:tab/><text:tab/></text:span><text:span text:style-name="T25">allnames</text:span><text:span text:style-name="T16">.add(ostate);</text:span></text:p>
      <text:p text:style-name="P29"><text:span text:style-name="T16"><text:tab/><text:tab/><text:tab/><text:tab/></text:span><text:span text:style-name="T25">all</text:span><text:span text:style-name="T16">.add(i);</text:span></text:p>
      <text:p text:style-name="P29"><text:span text:style-name="T16"><text:tab/><text:tab/><text:tab/><text:tab/></text:span><text:span text:style-name="T25">all</text:span><text:span text:style-name="T16">.add(o);</text:span></text:p>
      <text:p text:style-name="P29"><text:span text:style-name="T16"><text:tab/><text:tab/><text:tab/><text:tab/></text:span><text:span text:style-name="T25">size</text:span><text:span text:style-name="T16">++; <text:s text:c="3"/>//i added </text:span></text:p>
      <text:p text:style-name="P29"><text:span text:style-name="T16"><text:tab/><text:tab/><text:tab/><text:tab/></text:span><text:span text:style-name="T25">size</text:span><text:span text:style-name="T16">++; <text:s text:c="3"/>//o added</text:span></text:p>
      <text:p text:style-name="P36"><text:tab/><text:tab/><text:tab/>}</text:p>
      <text:p text:style-name="P33"/>
      <text:p text:style-name="P19">The rest of the conditions are similar in thoes we find the index of the required states with the help of the other name list (allnames) and make the required changes. </text:p>
      <text:p text:style-name="P19"><text:tab/>Now we can have a senario in which a for example </text:p>
      <text:p text:style-name="P19"><text:tab/><text:tab/><text:tab/><text:tab/>q1 <text:s text:c="4"/>q2 <text:s text:c="4"/>a <text:s text:c="4"/>a</text:p>
      <text:p text:style-name="P19"><text:tab/><text:tab/><text:tab/><text:tab/><text:tab/>And</text:p>
      <text:p text:style-name="P19"><text:tab/><text:tab/><text:tab/><text:tab/>q1 <text:s text:c="4"/>q2 <text:s text:c="4"/>a <text:s text:c="4"/>ab<text:tab/></text:p>
      <text:p text:style-name="P42"><text:s/></text:p>
      <text:p text:style-name="P19"/>
      <text:p text:style-name="P19">To cater this problem what we do is we save the transition in the following pattern</text:p>
      <text:p text:style-name="P19"><text:tab/><text:tab/><text:tab/><text:tab/>q1<text:tab/>q2<text:tab/>a<text:tab/>a ab</text:p>
      <text:p text:style-name="P19"/>
      <text:p text:style-name="P19"/>
      <text:p text:style-name="P19"/>
      <text:p text:style-name="P19"/>
      <text:p text:style-name="P19"/>
      <text:p text:style-name="P21"><text:toc-mark-start text:id="IMark120281728" text:outline-level="3"/>UpFinal<text:toc-mark-end text:id="IMark120281728"/>:</text:p>
      <text:p text:style-name="P19"><text:s text:c="8"/></text:p>
      <text:p text:style-name="P19"><text:tab/>Now we have a function which take the input string and gives the output result. For we would have to divide the input string into the tokens. In Finite State Transducers there is possibility of ambiguity (more than one different derivations of <text:soft-page-break/>same words). So we can have more than one output for this our function would have the following defination</text:p>
      <text:p text:style-name="P42"><text:span text:style-name="T30"><text:tab/><text:tab/><text:tab/><text:tab/></text:span><text:span text:style-name="T18">List&lt;String&gt; <text:s/>upfinal(String word)</text:span></text:p>
      <text:p text:style-name="P32"/>
      <text:p text:style-name="P32">The functionality of this method is to first split the words into different tags and since the FST will always have one initial state we would compare the tags with the transition list in the q0 state <text:s/>which is done by the following method</text:p>
      <text:p text:style-name="P27"><text:span text:style-name="T20"><text:tab/><text:tab/><text:tab/></text:span><text:span text:style-name="T18">List&lt;Transition&gt; possible_Transitions(State q,String word)</text:span></text:p>
      <text:p text:style-name="P32">which uses the method from State class</text:p>
      <text:p text:style-name="P27"><text:span text:style-name="T20"><text:tab/><text:tab/><text:tab/></text:span><text:span text:style-name="T18">Transition min(String value)</text:span></text:p>
      <text:p text:style-name="P37"/>
      <text:p text:style-name="P19">To take care of what we are using as tag and what it converts into we use final_output which is input values and ch_output which is the change or output values. For example suppose we have the following transitions</text:p>
      <text:p text:style-name="P28"><text:span text:style-name="T21"><text:tab/><text:tab/></text:span><text:span text:style-name="T16">t.Add(</text:span><text:span text:style-name="T33">"q1"</text:span><text:span text:style-name="T16">,</text:span><text:span text:style-name="T33">"a"</text:span><text:span text:style-name="T16">, </text:span><text:span text:style-name="T33">"q2"</text:span><text:span text:style-name="T16">, 0.4,</text:span><text:span text:style-name="T33">"a"</text:span><text:span text:style-name="T16">);</text:span></text:p>
      <text:p text:style-name="P29"><text:span text:style-name="T16"><text:tab/><text:tab/>t.Add(</text:span><text:span text:style-name="T33">"q1"</text:span><text:span text:style-name="T16">,</text:span><text:span text:style-name="T33">"a"</text:span><text:span text:style-name="T16">, </text:span><text:span text:style-name="T33">"q2"</text:span><text:span text:style-name="T16">, 0.4,</text:span><text:span text:style-name="T33">"abc"</text:span><text:span text:style-name="T16">);</text:span></text:p>
      <text:p text:style-name="P29"><text:span text:style-name="T16"><text:tab/><text:tab/>t.Add(</text:span><text:span text:style-name="T33">"q1"</text:span><text:span text:style-name="T16">,</text:span><text:span text:style-name="T33">"a"</text:span><text:span text:style-name="T16">, </text:span><text:span text:style-name="T33">"q2"</text:span><text:span text:style-name="T16">, 0.4,</text:span><text:span text:style-name="T33">"d"</text:span><text:span text:style-name="T16">);</text:span></text:p>
      <text:p text:style-name="P29"><text:span text:style-name="T16"><text:tab/><text:tab/>t.Add(</text:span><text:span text:style-name="T33">"q2"</text:span><text:span text:style-name="T16">, </text:span><text:span text:style-name="T33">"d"</text:span><text:span text:style-name="T16">, </text:span><text:span text:style-name="T33">"q5"</text:span><text:span text:style-name="T16">, 0.0, </text:span><text:span text:style-name="T33">"c"</text:span><text:span text:style-name="T16">);</text:span></text:p>
      <text:p text:style-name="P29"><text:span text:style-name="T16"><text:tab/><text:tab/>t.Add(</text:span><text:span text:style-name="T33">"q2"</text:span><text:span text:style-name="T16">, </text:span><text:span text:style-name="T33">"b"</text:span><text:span text:style-name="T16">, </text:span><text:span text:style-name="T33">"q3"</text:span><text:span text:style-name="T16">, 0.2,</text:span><text:span text:style-name="T33">"b"</text:span><text:span text:style-name="T16">);</text:span></text:p>
      <text:p text:style-name="P29"><text:span text:style-name="T16"><text:tab/><text:tab/>t.Add(</text:span><text:span text:style-name="T33">"q2"</text:span><text:span text:style-name="T16">, </text:span><text:span text:style-name="T33">"bc"</text:span><text:span text:style-name="T16">, </text:span><text:span text:style-name="T33">"q4"</text:span><text:span text:style-name="T16">, 0.2,</text:span><text:span text:style-name="T33">"bc"</text:span><text:span text:style-name="T16">);</text:span></text:p>
      <text:p text:style-name="P29"><text:span text:style-name="T16"><text:tab/><text:tab/>t.Add(</text:span><text:span text:style-name="T33">"q3"</text:span><text:span text:style-name="T16">, </text:span><text:span text:style-name="T33">"c"</text:span><text:span text:style-name="T16">, </text:span><text:span text:style-name="T33">"q4"</text:span><text:span text:style-name="T16">, 0.0, </text:span><text:span text:style-name="T33">"c"</text:span><text:span text:style-name="T16">);</text:span></text:p>
      <text:p text:style-name="P29"><text:span text:style-name="T16"><text:tab/><text:tab/>t.Add(</text:span><text:span text:style-name="T33">"q3"</text:span><text:span text:style-name="T16">, </text:span><text:span text:style-name="T33">"cd"</text:span><text:span text:style-name="T16">, </text:span><text:span text:style-name="T33">"q4"</text:span><text:span text:style-name="T16">, 0.0, </text:span><text:span text:style-name="T33">"cd"</text:span><text:span text:style-name="T16">);</text:span></text:p>
      <text:p text:style-name="P29"><text:span text:style-name="T16"><text:tab/><text:tab/>t.Add(</text:span><text:span text:style-name="T33">"q4"</text:span><text:span text:style-name="T16">, </text:span><text:span text:style-name="T33">"d"</text:span><text:span text:style-name="T16">, </text:span><text:span text:style-name="T33">"q5"</text:span><text:span text:style-name="T16">, 0.0, </text:span><text:span text:style-name="T33">"d"</text:span><text:span text:style-name="T16">);</text:span></text:p>
      <text:p text:style-name="P29"><text:span text:style-name="T16"><text:tab/><text:tab/>t.Add(</text:span><text:span text:style-name="T33">"q4"</text:span><text:span text:style-name="T16">, </text:span><text:span text:style-name="T33">"d"</text:span><text:span text:style-name="T16">, </text:span><text:span text:style-name="T33">"q5"</text:span><text:span text:style-name="T16">, 0.0, </text:span><text:span text:style-name="T33">"f"</text:span><text:span text:style-name="T16">);</text:span></text:p>
      <text:p text:style-name="P43"><text:span text:style-name="T18"><text:tab/><text:tab/>t.Add(</text:span><text:span text:style-name="T34">"q1"</text:span><text:span text:style-name="T18">,</text:span><text:span text:style-name="T34">"ab"</text:span><text:span text:style-name="T18">, </text:span><text:span text:style-name="T34">"q3"</text:span><text:span text:style-name="T18">, 0.4,</text:span><text:span text:style-name="T34">"ab"</text:span><text:span text:style-name="T18">);</text:span></text:p>
      <text:p text:style-name="P38">initial,input,next state,cost,output</text:p>
      <text:p text:style-name="P38"><draw:frame draw:style-name="fr3" draw:name="graphics2" text:anchor-type="paragraph" svg:x="3.711cm" svg:y="0.166cm" svg:width="10.321cm" svg:height="5.801cm" draw:z-index="3"><draw:image xlink:href="Pictures/2000000700002DCA00001E7E0B270D79.svm" xlink:type="simple" xlink:show="embed" xlink:actuate="onLoad"/></draw:frame></text:p>
      <text:p text:style-name="P38"/>
      <text:p text:style-name="P19"/>
      <text:p text:style-name="P19">The image above is just to show how the derivation tree would be if the input and output are the same. This all is done by possible_transition and later on to update the our output we have a update_final method. Lets assume the first row we have <text:soft-page-break/>two entries and each entry has other entries so we would have to do a tree traiversal method to continue doing so we have a Repete1 function which does this and does depth traiversal.</text:p>
      <text:p text:style-name="P42"><text:span text:style-name="T30"/></text:p>
      <text:p text:style-name="P42"><text:span text:style-name="T30"><text:tab/></text:span><text:span text:style-name="T18">List&lt;String&gt; Repe1(List&lt;String&gt; final_output,List&lt;String&gt; output,List&lt;Transition&gt; transition,String word,List&lt;String&gt; ch_output)</text:span></text:p>
      <text:p text:style-name="P37"/>
      <text:p text:style-name="P27"><text:span text:style-name="T20">This method returns us a List of Strings which are basiclly the path followed to achieve the given word. This path is a bit modified as we add all the output entries seperated with (</text:span><text:span text:style-name="T35">£).</text:span></text:p>
      <text:p text:style-name="P32">Having this done we have a final function named finally_donewhich merge all these entries in a single string entries into different paths </text:p>
      <text:p text:style-name="P32"><text:tab/><text:tab/></text:p>
      <text:p text:style-name="P35"><text:span text:style-name="T31"><text:tab/><text:tab/><text:tab/></text:span><text:span text:style-name="T36">List &lt;String&gt; final_done(String words)</text:span></text:p>
      <text:p text:style-name="P32"/>
      <text:p text:style-name="P32">For example if we have the entry <text:s/>£a ab£b <text:s text:c="2"/>this function will return us a List containing two <text:s/>entries ab and abb.</text:p>
      <text:p text:style-name="P32"><text:s/></text:p>
      <text:p text:style-name="P56">The implementation also contains a exist function which works on the same principle.</text:p>
      <text:p text:style-name="P56"/>
      <text:p text:style-name="P56"/>
      <text:p text:style-name="P56"/>
      <text:p text:style-name="P56"/>
      <text:p text:style-name="P56"/>
      <text:p text:style-name="P58">Stemming of the words:</text:p>
      <text:p text:style-name="P58"/>
      <text:p text:style-name="P58"><text:tab/><text:span text:style-name="T32">So based on the knowlodge we had gathered What i propose is to have a our own definition of the language by spliting the word in a unchanged and a changed form for example:</text:span></text:p>
      <text:p text:style-name="P58"><text:span text:style-name="T32"><text:tab/><text:tab/><text:tab/> </text:span><text:span text:style-name="T47">لڑکے <text:s/>لڑکیاں </text:span><text:span text:style-name="T42">لڑکی </text:span><text:span text:style-name="T5">لڑکا</text:span><text:span text:style-name="T7"> </text:span></text:p>
      <text:p text:style-name="P58"><text:span text:style-name="T7"><text:tab/><text:tab/><text:tab/>boy,girl,girls,boys </text:span></text:p>
      <text:p text:style-name="P54"><text:span text:style-name="T6"/></text:p>
      <text:p text:style-name="P54"><text:span text:style-name="T6">In all of these words we see that all <text:s/>the words have the starting same and the ending are different so i would say in a FST we would have something like this:</text:span></text:p>
      <text:p text:style-name="P54"><text:span text:style-name="T6"><text:tab/><text:tab/><text:tab/><text:tab/></text:span></text:p>
      <text:p text:style-name="P57"><text:soft-page-break/><text:span text:style-name="T3"><text:tab/><text:tab/><text:tab/></text:span><text:span text:style-name="T4">لڑک :+person+</text:span></text:p>
      <text:p text:style-name="P57"><text:span text:style-name="T4"><text:tab/><text:tab/><text:tab/>ا :+male+sg+</text:span></text:p>
      <text:p text:style-name="P57"><text:span text:style-name="T4"><text:s/><text:tab/><text:tab/><text:tab/>ی :+female+sg+</text:span></text:p>
      <text:p text:style-name="P57"><text:span text:style-name="T4"><text:tab/><text:tab/><text:tab/>یاں:+female+pl+</text:span></text:p>
      <text:p text:style-name="P57"><text:span text:style-name="T4"><text:tab/><text:tab/><text:tab/>ے:+male+pl+<text:tab/></text:span></text:p>
      <text:p text:style-name="P58"><text:tab/></text:p>
      <text:p text:style-name="P52">Similarly for checking the tenses what I propose is to make</text:p>
      <text:p text:style-name="P53"><text:span text:style-name="T43"><text:s/>تها </text:span><text:s/><text:span text:style-name="T43">تهی تهے تهیں <text:s text:c="3"/><text:tab/></text:span></text:p>
      <text:p text:style-name="P53"><text:span text:style-name="T43"><text:tab/>female pl past,male pl past,female past,male past</text:span></text:p>
      <text:p text:style-name="P53"><text:span text:style-name="T43"/></text:p>
      <text:p text:style-name="P68">چکی <text:span text:style-name="T43">چکا چکے چکیں</text:span></text:p>
      <text:p text:style-name="P53"><text:span text:style-name="T43">femal pl perfect,male pl perfect,male sg perfect,female sg perfect</text:span></text:p>
      <text:p text:style-name="P53"><text:span text:style-name="T43"><text:tab/></text:span></text:p>
      <text:p text:style-name="P68"><text:s/>راهے راهی راها <text:s/>راهیں</text:p>
      <text:p text:style-name="P68">female pl continuous,male sg continuous,female sg continuous,male pl continuous</text:p>
      <text:p text:style-name="P21"><text:toc-mark-end text:id="IMark120281728"/><text:toc-mark-start text:id="IMark120281728" text:outline-level="1"/></text:p>
      <text:p text:style-name="P21"><text:toc-mark-end text:id="IMark120281728"/><text:toc-mark-start text:id="IMark120281728" text:outline-level="1"/></text:p>
      <text:p text:style-name="P21"><text:toc-mark-start text:id="IMark120281728" text:outline-level="1"/><text:tab/><text:tab/><text:tab/><text:tab/><text:toc-mark-end text:id="IMark120281728"/></text:p>
      <text:p text:style-name="P21"><text:toc-mark-end text:id="IMark120281728"/><text:toc-mark-start text:id="IMark120281728" text:outline-level="1"/></text:p>
      <text:p text:style-name="P21"><text:toc-mark-end text:id="IMark120281728"/><text:toc-mark-start text:id="IMark120281728" text:outline-level="1"/></text:p>
      <text:p text:style-name="P21"><text:toc-mark-end text:id="IMark120281728"/><text:toc-mark-start text:id="IMark120281728" text:outline-level="1"/></text:p>
      <text:p text:style-name="P21"><text:toc-mark-end text:id="IMark120281728"/><text:toc-mark-start text:id="IMark120281728" text:outline-level="1"/></text:p>
      <text:p text:style-name="P21"><text:toc-mark-end text:id="IMark120281728"/><text:toc-mark-start text:id="IMark120281728" text:outline-level="1"/></text:p>
      <text:p text:style-name="P21"><text:toc-mark-end text:id="IMark120281728"/><text:toc-mark-start text:id="IMark120281728" text:outline-level="1"/></text:p>
      <text:p text:style-name="P21"><text:toc-mark-end text:id="IMark120281728"/><text:toc-mark-start text:id="IMark120281728" text:outline-level="1"/></text:p>
      <text:p text:style-name="P21"><text:toc-mark-end text:id="IMark120281728"/><text:toc-mark-start text:id="IMark120281728" text:outline-level="1"/></text:p>
      <text:p text:style-name="P21"><text:toc-mark-end text:id="IMark120281728"/><text:toc-mark-start text:id="IMark120281728" text:outline-level="1"/></text:p>
      <text:p text:style-name="P21"><text:soft-page-break/><text:toc-mark-start text:id="IMark120281728" text:outline-level="1"/>Conclusion<text:toc-mark-end text:id="IMark120281728"/>:</text:p>
      <text:p text:style-name="P60"><text:line-break/><text:tab/>Conclusion Completing this internship has proven to be a valuable experience. One of the major challenges of the work was to deeply understand the structure and try to understand the different implementations available online. The other major learning curve for me was to write the code in Python. This was a very valuable experience for me beacuse before this internship I had not worked that much with Python. The experience of working on my own schedule taught me a very valuable lesson which was although there is no deadline but if <text:s/>I do not do the work from time to time it would be dificult for me to understand what I was doing and end up doing again. In addition, I improved mentally by following my own implementation which was very satisfying for me . This internship has proven challenging and satisfying, and I enjoyed the experience considerably.</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42"/>
      <text:p text:style-name="P42"/>
      <text:p text:style-name="P40"/>
      <text:p text:style-name="P39"/>
      <text:p text:style-name="P39"><text:soft-page-break/></text:p>
      <text:p text:style-name="P39"/>
      <text:p text:style-name="P39"/>
      <text:p text:style-name="P39"/>
      <text:p text:style-name="P39"/>
      <text:p text:style-name="P39"/>
      <text:p text:style-name="P39"><text:toc-mark-start text:id="IMark120281728" text:outline-level="1"/>References<text:toc-mark-end text:id="IMark120281728"/></text:p>
      <text:p text:style-name="P44"/>
      <text:p text:style-name="P45"/>
      <text:p text:style-name="P47"><text:a xlink:type="simple" xlink:href="https://www.codecademy.com/learn/learn-python" text:style-name="Internet_20_link" text:visited-style-name="Visited_20_Internet_20_Link"><text:span text:style-name="T46">https://www.codecademy.com/learn/learn-python</text:span></text:a></text:p>
      <text:p text:style-name="P48"/>
      <text:p text:style-name="P47"><text:a xlink:type="simple" xlink:href="http://web.eecs.umich.edu/~radev/NLP-fall2015/resources/fsm_archive/fsm.5.html" office:target-frame-name="_blank" xlink:show="new" text:style-name="Internet_20_link" text:visited-style-name="Visited_20_Internet_20_Link"><text:span text:style-name="T1">http://web.eecs.umich.edu/~radev/NLP-fall2015/resources/fsm_archive/fsm.5.html</text:span></text:a><text:span text:style-name="T46"> </text:span></text:p>
      <text:p text:style-name="P48"/>
      <text:p text:style-name="P47"><text:a xlink:type="simple" xlink:href="https://bitbucket.org/coltekin/trmorph-weblicht" office:target-frame-name="_blank" xlink:show="new" text:style-name="Internet_20_link" text:visited-style-name="Visited_20_Internet_20_Link"><text:span text:style-name="T1">https://bitbucket.org/coltekin/trmorph-weblicht</text:span></text:a><text:span text:style-name="T46"> </text:span></text:p>
      <text:p text:style-name="P48"/>
      <text:p text:style-name="P49"><text:a xlink:type="simple" xlink:href="https://www.let.rug.nl/vannoord/Fsa/" office:target-frame-name="_blank" xlink:show="new" text:style-name="Internet_20_link" text:visited-style-name="Visited_20_Internet_20_Link"><text:span text:style-name="T2">https://www.let.rug.nl/vannoord/Fsa/</text:span></text:a><text:span text:style-name="T12"> </text:span></text:p>
      <text:p text:style-name="P46"/>
      <text:p text:style-name="P49"><text:a xlink:type="simple" xlink:href="https://fomafst.github.io/" office:target-frame-name="_blank" xlink:show="new" text:style-name="Internet_20_link" text:visited-style-name="Visited_20_Internet_20_Link"><text:span text:style-name="T2">https://fomafst.github.io/</text:span></text:a><text:span text:style-name="T12"> </text:span></text:p>
      <text:p text:style-name="P50"><text:span text:style-name="T11"/></text:p>
      <text:p text:style-name="P50"><text:span text:style-name="T11"/></text:p>
      <text:p text:style-name="P51"><text:span text:style-name="T11">http://primaryessays.blogspot.de/2016/04/tenses-made-easy-urdu-pdf-afzal-anwar.html</text:span></text:p>
      <text:p text:style-name="P50"><text:span text:style-name="T11">http://ling.uni-konstanz.de/pages/home/butt/main/papers/boegeletal.pdf</text:span></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61"><text:soft-page-break/><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Trebuchet MS', Verdana, Helvetica, Arial, sans-serif"/>
    <style:font-face style:name="Mangal2" svg:font-family="Mangal"/>
    <style:font-face style:name="arial" svg:font-family="arial, sans-serif"/>
    <style:font-face style:name="sans-serif" svg:font-family="sans-serif"/>
    <style:font-face style:name="Consolas" svg:font-family="Consolas" style:font-family-generic="swiss"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2" style:family="paragraph" style:parent-style-name="defaul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feer mian</meta:initial-creator>
    <meta:creation-date>2018-02-10T13:53:39.44</meta:creation-date>
    <dc:date>2018-02-11T22:32:54.02</dc:date>
    <dc:creator>safeer mian</dc:creator>
    <meta:editing-duration>P1DT7H5M8S</meta:editing-duration>
    <meta:editing-cycles>4</meta:editing-cycles>
    <meta:generator>OpenOffice/4.1.3$Win32 OpenOffice.org_project/413m1$Build-9783</meta:generator>
    <meta:document-statistic meta:table-count="1" meta:image-count="4" meta:object-count="0" meta:page-count="20" meta:paragraph-count="261" meta:word-count="2723" meta:character-count="16703"/>
  </office:meta>
</office:document-meta>
</file>